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LiHei Pro" fo:font-size="12.0pt"/>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鄭豐遠   |  2019.07.25 08:57   |   <text:a xlink:type="simple" xlink:href="http://palinfo.habago.org/Entry?Command=Information_PrintForum&amp;iPage=1#FORUM37710"><text:span text:style-name="T1">#</text:span></text:a></text:p>
      <text:p text:style-name="P3">謝謝洋洋分享，昨天也有人叫我好好閱讀這篇文章。 <text:line-break/><text:line-break/>有關英國，羅思義寫的應該都很值得看，至少很值得我學習。幾年前看過羅思義的一場演講影片，他不會說中文，但他演講時提到中國的一些神情讓我還滿感動的。世上還是有很多聰慧善良的人，不管他/她的國籍為何，都能真正明白事非善惡美醜。 <text:line-break/><text:line-break/>相反地看看我住的這個澳大利亞，一個幅員廣大卻小鼻小眼娘娘腔的"國家"，經常做出讓人哭笑不得的舉動，背後卻是不折不扣的冷血和傲慢。 <text:line-break/><text:line-break/>想到麥克泰森，我就經常就想到另一個麥克: 麥克傑克森。兩個都是我的偶像。我仰慕的並不是他們的強大，而是他們的脆弱，因為他們的那份脆弱使他們成為了獨一無二，因為他們的脆弱也是我們的，而我們都希望自己也能擁有那樣的勇氣。 <text:line-break/><text:line-break/>https://www.youtube.com/watch?v=5CJbb4rMq-E <text:line-break/>這個火鍋大王的影片是講最近澳大利亞的鳥蛋游泳選手 Mack Horton 因為輸不起中國的孫楊而拒絕和其一同站上頒獎台，以及西方一系列抹黑惡整孫楊的鳥事。</text:p>
      <text:p text:style-name="P2">洋洋   |  2019.07.25 06:04   |   <text:a xlink:type="simple" xlink:href="http://palinfo.habago.org/Entry?Command=Information_PrintForum&amp;iPage=1#FORUM37709"><text:span text:style-name="T1">#</text:span></text:a></text:p>
      <text:p text:style-name="P4">可能有些人不知道羅思義。他是英國人、經濟學家、國際主義者、馬克思主義的信徒、自稱洋自幹五，不遺餘力地想幫助中國人正確認識自己，找回自信。 <text:line-break/>他的座右銘是「實事求是」。 <text:line-break/><text:line-break/>为何阻止中国繁荣，民主人权议题极其选择性注意，为何打击中国人自信心，中国人要站起来！美国新保守主义， 公投的全球问题 <text:line-break/>https://youtu.be/nHwuEqbUUQA <text:line-break/><text:line-break/>羅思義 （英文：John Ross）是一位英國學者、記者、博客作者、跨國公司顧問及經濟評論家、社會主義政治活動家，曾為時任倫敦市長肯·利文斯通擔任過經濟顧問。羅斯定期為中國日報、上海日報及中國網際網路新聞中心寫作。他是《柴契爾及其友人-解剖托里黨》（1983年）的作者。約翰·羅斯在1960年左右加入了托洛茨基主義組織國際馬克思主義集團，並快速在該組織中占據顯要位置。畢業於牛津大學聖凱瑟琳學院，現在上海交通大學擔任訪問教授，領導對中國、全球金融危機及全球化的研究。</text:p>
      <text:p text:style-name="P2">洋洋   |  2019.07.25 05:42   |   <text:a xlink:type="simple" xlink:href="http://palinfo.habago.org/Entry?Command=Information_PrintForum&amp;iPage=1#FORUM37708"><text:span text:style-name="T1">#</text:span></text:a></text:p>
      <text:p text:style-name="P3">小心，來了一匹狼又生出一隻狗 <text:line-break/><text:line-break/>文長摘錄片段，全文 見 http://www.guancha.cn/LuoSiYi/2019_07_24_510682_s.shtml <text:line-break/><text:line-break/>【文/觀察者網專欄作者羅思義】 2019-07-24 0 <text:line-break/><text:line-break/>週二，鮑里斯·約翰遜（Boris Johnson）宣布當選英國新首相。這一事件對中國，包括香港和華為，都將產生重要影響。約翰遜的目的，是想把英國變成美國的第51個州——但是沒有投票權！ <text:line-break/><text:line-break/>部分中國媒體錯誤地認為，英國脫歐是英國內政問題，對中國不會產生重大影響，或者錯當約翰遜為“地主家的傻兒子”，在此，我有必要糾正這一點，並且談談約翰遜當選英國新首相和英國脫歐對中國的影響。尤其是，近期香港騷亂事件中外部勢力的介入，解釋了英國為何會在其中扮演瞭如此挑釁的角色。 <text:line-break/><text:line-break/>脫歐派如何將英國從中國的“歐洲橋頭堡”變成美國的“反華馬前卒” <text:line-break/><text:line-break/>目前尚未平息的香港骚乱有一个显著特点，那就是是英国在其中所扮演的角色——频频干涉香港事务，尤其是近来的事件中更是对香港事务指手画脚。中国驻英国大使馆和中国外交部，均对此作出了强烈回应。 <text:line-break/><text:line-break/>很明顯，在攻擊中國時，美國和英國是各有分工——美國挑起對華貿易戰，英國則是對香港事務指手畫腳。但正如下文所示，表面現象掩蓋了事實。英國對香港的挑釁性政策，是配合美國動作來進行的——這不是性質上的區別，而是技術性分工。 <text:line-break/><text:line-break/><text:line-break/>略.... <text:line-break/><text:line-break/><text:line-break/>新首相鮑里斯·約翰遜是符合特朗普戰略的完美人選。他出生於美國，既是美國公民，也是英國公民，儘管他的政治生涯在英國，但直到2016他才放棄美國國籍。約翰遜的政策是唯美國馬首是瞻，比如他支持美國入侵伊拉克。 <text:line-break/><text:line-break/>約翰遜對中華文明極度貶低，他曾經寫道： <text:line-break/><text:line-break/>“中國的高精技術和藝術，幾乎都是全盤模仿西方。中國優秀的鋼琴家的演奏技藝，也是模仿舒伯特和拉赫瑪尼諾夫。中國芭蕾舞演員選用的樂譜源自迪亞基列夫。中國本土人士獲得貝爾獎數量為零，當然也有大批聰明的中國人想方設法逃往斯坦福和加州理工大學。 <text:line-break/><text:line-break/>世界各地都有唐人街和外賣，但在英國，中國烹飪的影響與印度次大陸相比相形見絀。 <text:line-break/><text:line-break/>……與英國發明的包括乒乓球在內的無數項運動相比，很難想像在奧運會上有哪怕一項中國運動。我想讓你們知道的是，乒乓球起源於（英國）高級餐桌。 <text:line-break/><text:line-break/>……中國漢字如此復雜，以致於中國人無法生產適合漢字的鍵盤。 <text:line-break/><text:line-break/>……至於中國的軍事力量——硬實力——我們的恐懼恐怕有點過度。雖然中國擁有250萬軍人，但對於一個世界大國來說，只有20枚遠程導彈可以使用，可能只會是一場短暫的煙花表演。” <text:line-break/><text:line-break/>略.... </text:p>
      <text:p text:style-name="P2">陳真   |  2019.07.25 00:25   |   <text:a xlink:type="simple" xlink:href="http://palinfo.habago.org/Entry?Command=Information_PrintForum&amp;iPage=1#FORUM37707"><text:span text:style-name="T1">#</text:span></text:a></text:p>
      <text:p text:style-name="P4">人渣黨吃相之難看是完全沒有尺度的。 <text:line-break/><text:line-break/>這句名言是對的： <text:line-break/><text:line-break/>舊國民黨是拿湯匙吃肉喝湯，很客氣，很害羞，怕人家知道，也怕人家講，還有點羞恥心。但是人渣黨沒跟你在客氣，他不是拿湯匙吃喝，而是呼朋引類、牽親帶戚，大家開怪手來，金山銀山，用怪手挖著吃。 <text:line-break/><text:line-break/>舊國民黨只是國庫通黨庫，黨國不分，但人渣黨卻是國庫直接通內褲，大家拼命撈。 <text:line-break/><text:line-break/>除了腦殘，我沒法想像為什麼會有人去支持這樣一個黨及其同路人？他們每天都在拼經濟，不過卻全是拼自己的經濟。 <text:line-break/><text:line-break/>陳真 2019. 07. 25. <text:line-break/><text:line-break/>============== <text:line-break/>民進黨「寄生華航」？徐弘庭連爆綠營親信大舉卡位佔缺 <text:line-break/><text:line-break/>風傳媒 <text:line-break/><text:line-break/>黃若芝 <text:line-break/><text:line-break/>2019年7月24日 <text:line-break/><text:line-break/>國安局特勤人員走私免稅菸案，成為各界焦點。國民黨台北市議員徐弘庭昨日直指華航和相關企業高層都與民進黨人士有關，今（24）日再點名去年落選的高雄市前議員周玲玟、民進黨前立委陳宗義、郭榮宗、前總統陳水扁同學趙麟等人都在華航和關係企業擔任管理高層。 <text:line-break/><text:line-break/>徐弘庭昨日在臉書上呼籲大家要重視民進黨「寄生華航」的狀況，他指出，資深副總羅雅美曾是前民進黨秘書長邱義仁的親信；負責免稅品的空品部副總邱彰信為民進黨立委邱議瑩的弟弟；華膳空廚董事長葉菊蘭是民進黨國母；主持專機會議的董事長兼總經理謝世謙則是民進黨新潮流派的一員，直呼「民進黨徹徹底底地做到了『寄生華航』」。</text:p>
      <text:p text:style-name="P2">陳真   |  2019.07.24 19:20   |   <text:a xlink:type="simple" xlink:href="http://palinfo.habago.org/Entry?Command=Information_PrintForum&amp;iPage=1#FORUM37706"><text:span text:style-name="T1">#</text:span></text:a></text:p>
      <text:p text:style-name="P3">卡韓政變 (124)：大英帝國的偉大？ <text:line-break/><text:line-break/>陳真 2019. 07. 24. <text:line-break/><text:line-break/><text:line-break/>2003年 3月 20日，美國侵略伊拉克，藉口是海珊擁有大規模毀滅生化武器。事實上，美國之所以敢發動侵略戰爭，不是因為 "懷疑" 伊拉克有大規模毀滅武器，而是 "百分之百確信" 伊拉克根本沒有這些東西，因此，摧毀這個國家將不費吹灰之力。 <text:line-break/><text:line-break/>不到三周的時間，美軍就全面血洗了伊拉克，數萬伊拉克人死亡，而美軍傷亡人數卻僅僅只有個位數，而且不是死於戰火，而是自身發生意外致死。也就是說，這根本不是一場戰爭，而是一場屠殺。 <text:line-break/><text:line-break/>2003年 4 月 9 日那一天，美軍佔領了巴格達，並且自導自演一場完全造假的 "簞食壺漿，以迎王師" 的戲碼，營造伊拉克人歡迎美軍佔領的假象，欺騙世人。你還記得嗎？布希隨即縱容美軍和當地暴民掠奪伊拉克博物館。這是伊拉克最大、世界第11大的博物館，館內因收藏遠古巴比倫時期和中世纪伊斯蘭文物而著名。 <text:line-break/><text:line-break/>你還記得嗎？當伊拉克博物館遭受劫掠與破壞而震驚世人時，布希是怎麼說的？他說，這沒什麼啊，這就是自由的空氣，自由的代價。 <text:line-break/><text:line-break/>據估計，伊拉克博物館大約有17萬件古文物遭到掠奪或破壞，對人類文明構成一場難以彌補的浩劫。但你知道圓明園有多少寶物被搶被毀嗎？2016年三月號的 Oxford Today (今日牛津)，刊登了一篇由一位專門研究博物館相關議題的英國社會學家Tiffany Jenkins 的文章，裏頭提到，中國政府估計大約有150 萬件寶物被搶。注意哦，不是一萬五千件，而是150 萬件。而且，大約有相同數目的寶物被英軍當場破壞與燒毀。 <text:line-break/><text:line-break/>下令放火燒毀圓明園的英國代表 Elgin (額爾金) 曾經表示，就他記憶所及，"當時他所看到的圓明園每個宮殿裏頭，幾乎一半以上的寶物都被打成碎片或搶走"。每個英國士兵口袋全是寶物，而且針對金銀製品行搶，卻把他們主觀上認為不值錢 (但卻可能更有價值) 的圖畫、絲綢、瓷器、雕塑、文件、書籍與手稿等等等，當場打碎或撕毀。最後還動員四千個英國士兵，在園內四處放火燒了三天三夜；先燒圖書館，然後再一一把所有宮殿燒掉，還燒死了三百多位來不及逃走的宮女與太監，火勢延燒長達一個多月。 <text:line-break/><text:line-break/>Tiffany Jenkins 引用了一位英國將領 Garnet Wolseley 的談話，他說，"這些士兵看起來已經瘋了，整個人身心陷入一種瘋狂，一心就是搶搶搶。" <text:line-break/><text:line-break/>搶了這麼多寶物之後，英國方面你知道他們怎麼處理嗎？落入個人口袋的寶物就被賣掉了，還有一些則送進英國的博物館展覽，大張旗鼓，吸引人潮，展覽的主題卻不是 "藝術文物" 展出，而是以 "戰利品" 的方式展出，藉以宣揚大英帝國的偉大。 <text:line-break/><text:line-break/>大家聽懂這個意思嗎？這些自認為高人一等的人渣，毀滅了一個世界奇蹟，破壞、劫掠了大部份文物，當他們拿回去展覽時，並不是欣賞或感動於這些藝術文物的偉大或歷史價值，而是把它拿來當成戰利品，向世人炫耀。 <text:line-break/><text:line-break/>你知道嗎？英國人還從圓明園搶了一隻可愛的哈巴狗，回去獻給英國維多利亞女王。這狗在異國它鄉的溫莎古堡住了11年。英國人還給牠取了個很怪的名字叫 Looty。loot是戰利品的意思，looty 要怎麼翻譯？小戰戰？英國人顯然以姦殺擄掠為榮。 <text:line-break/><text:line-break/>這裏有小戰戰的畫像： <text:line-break/><text:line-break/>https://bit.ly/2HxZqav <text:line-break/><text:line-break/>這位作者說，中國致力於把這些當年被搶走的寶物花錢再買回來，但是對方往往開出不可思議的天價。作者因之期待，希望有一天，能夠如雨果所說，讓這些東西回到飽受劫難的中國手上。但是作者感嘆："可悲的是，可憐的小戰戰顯然是等不到那一天了"。</text:p>
      <text:p text:style-name="P2">Alex Wang   |  2019.07.24 12:50   |   <text:a xlink:type="simple" xlink:href="http://palinfo.habago.org/Entry?Command=Information_PrintForum&amp;iPage=1#FORUM37705"><text:span text:style-name="T1">#</text:span></text:a></text:p>
      <text:p text:style-name="P3">看到黃絲帶的思維邏輯，就能體會到為什麼香港會一直失敗（轉載） <text:line-break/><text:line-break/>https://tinyurl.com/y3rydexv <text:line-break/></text:p>
      <text:p text:style-name="P2">鄭豐遠   |  2019.07.24 06:09   |   <text:a xlink:type="simple" xlink:href="http://palinfo.habago.org/Entry?Command=Information_PrintForum&amp;iPage=1#FORUM37704"><text:span text:style-name="T1">#</text:span></text:a></text:p>
      <text:p text:style-name="P3">我上面說的這些不是回應雨果的信，我說的是現代活著的西方人。對於像雨果或之前留言版提到的羅素，我是由衷感佩的。這一兩年常常想著"移民"回中國，技術上可能相當困難，但至少，至少後半生要多去國內走走，看看各地風土，看看圓明園。</text:p>
      <text:p text:style-name="P2">鄭豐遠   |  2019.07.24 05:57   |   <text:a xlink:type="simple" xlink:href="http://palinfo.habago.org/Entry?Command=Information_PrintForum&amp;iPage=1#FORUM37703"><text:span text:style-name="T1">#</text:span></text:a></text:p>
      <text:p text:style-name="P4">我其實很少，也不太有興趣去談論西方人正面看待中國的那一側，實際上例子還是很多的。我不太有興趣的原因是，中國或中國人不需要西方的同情或所謂認同。我這樣講可能會有人誤會，就說台灣吧，台灣每次只要在國外得了什麼獎或贏了什麼比賽，或是哪家外國公司和台灣公司簽了什麼約，甚至哪個外國人講了台灣幾句好話，就興奮到流汁，彷彿得到皇帝臨幸似的 (如果外國人剛好又幫著台灣罵中國那就更不得了，簡直是英明神武神仙下凡了!)，所謂台灣之光，就是台灣身上沾了西方人的流下來的體液，我是說口水，因此得以閃爍發光。 <text:line-break/><text:line-break/>出國前不太關注這類現象，出國後，就像張維為說的，一出國就愛國，只不過愛的是中國，愛了我就明白，中國不需要這些。中國也許需要我的愛，但不需要西方的口水。一隻大象不會像一條蚯蚓那樣時時刻刻都需要黏液的滋潤。 <text:line-break/><text:line-break/>我是一個重度宅男，原本以為搬來澳洲可以當一個隱士，整天和飛鳥袋鼠蝙蝠相處就好了，但生活卻不允許，基於工作和生活需要，幾乎每天都得和西方人打交道。當別人知道我是 Chinese，有些人會表達他們對中國和中國文化的嚮往，只不過這些表達似乎都有點小聲和心虛，好像深怕別人知道似的。另一種常見的、高高在上的表達是: 我去過中國多少次，我吃過多少中國美食，我和中國公司做過生意，我還有過一個中國女朋友，嗯，所以我是相當瞭解中國文化的，所以，嗯，我懂你的 Acon (Acon 是我的英文名字)。 <text:line-break/><text:line-break/>這就是一般西方人對中國的兩種"正面"態度。身為一個中國人你會怎麼想? 坦白說，I DON'T CARE. <text:line-break/><text:line-break/>我要說的是，如果你清楚認知道你所屬的國家和文化曾遭受對方一兩百年的侵略蹂躪羞辱和歧視，那你如今恐怕也不會輕易接受對方任何一丁點的讚美。 <text:line-break/><text:line-break/>我不知道別人是怎樣，不過我是這樣想的。 <text:line-break/><text:line-break/>即便如此，在我看來有些人的話還是非常值得一聽一看，比如火鍋大王。他說的這些不是為我們這些人準備的 (他講的在我看都是正常人都該有的思維)，而是為那些那腦袋進水、不知道為什麼而反卻反中反個不停的傻逼準備的。你還在整天反中嗎? 不妨多看看他說的，看看會不會讓你神智恢復一點正常。 <text:line-break/><text:line-break/>https://www.youtube.com/watch?v=DQ6qfkB_2wY</text:p>
      <text:p text:style-name="P2">陳真   |  2019.07.23 19:02   |   <text:a xlink:type="simple" xlink:href="http://palinfo.habago.org/Entry?Command=Information_PrintForum&amp;iPage=1#FORUM37702"><text:span text:style-name="T1">#</text:span></text:a></text:p>
      <text:p text:style-name="P3">幾年前，我在圓明園待了一個寧靜的下午。入口處看到一個銅像，看起來像個外國人，原來是雨果，法國寫 "悲慘世界" 和 "鐘樓怪人" 的那個雨果。 <text:line-break/><text:line-break/>https://kknews.cc/culture/o2zvkgq.html <text:line-break/><text:line-break/>中國之所以給他立了個銅像，是因為他曾批評英法聯軍之入侵中國，一路姦殺擄掠，儘情破壞、掠奪與殺戮。底下是雨果當時寫的一封信。翻譯得對不對我沒仔細比對，我逕自修改了一些地方，使之通順。 <text:line-break/><text:line-break/>台灣人已經被洗腦成另一種生物，不但認賊作父，還給敵人當狗，傷害自己人；不但仇視自己的祖先，蔑視其痛苦，甚至聽聞先人被姦殺擄掠一百多年的事實，竟歡欣鼓舞，並期待見到更多的殺戮與羞辱降臨對岸骨肉親人身上。 <text:line-break/><text:line-break/>很多東西，悲傷的，憤怒的，感動的，我的文字能力不足以表達，只能讓它們像個火苗一樣，永不止息地在心裏頭燃燒著。 <text:line-break/><text:line-break/>陳真 2019. 07. 23. <text:line-break/><text:line-break/>============= <text:line-break/>致巴雷特大尉： <text:line-break/><text:line-break/>您徵求我對遠征中國的意見。您認為這次遠征是體面的，出色的。多謝您對我的想法予以重視。在您看來，維多利亞女皇和拿破崙皇帝的聯合艦隊所進行的這次遠征真是無上的榮耀，而且還是法蘭西和英吉利共同分享的一次榮光，因此您很想知道我對英法的這次勝利的看法，那就請往下讀吧： <text:line-break/><text:line-break/>在世界的某個角落，有一個世界奇蹟。這個奇蹟就叫做圓明園。藝術有兩個來源，一是理性，產生了歐洲藝術；一是想像，產生了東方藝術。圓明園在想像藝術中的地位，就如同巴特農神廟在理性藝術中的地位。一個幾乎是超人的民族的想像力所能產生的成就盡在於此。和巴特農神廟不一樣的是，這不是一件稀有的、獨一無二的作品，這是想像力的巨大典範，也惟有豐富的想像力才能辦到。請您想像有一座言語無法形容的建築，某種恍若月宮的建築，這就是圓明園。 <text:line-break/><text:line-break/>請您用大理石，用玉石，用青銅，用瓷器建造一個夢，用雪松做它的屋架，給它上上下下綴滿寶石，披上綢緞，這兒蓋神殿，那兒建後宮，造城樓，裡面放上神像，放上異獸，飾以琉璃，飾以琺瑯，飾以黃金，施以脂粉，並且請那些跟詩人具有同樣想像力的建築師，建造一千零一夜的一千零一個夢，再添上一座座花園，一方方水池，一眼眼噴泉，加上成群的天鵝、朱鷺和孔雀。總而言之，請您假設人類幻想的某種令人眼花繚亂的洞府，其外貌是神廟、是宮殿，其實是一個世間獨一無二的奇蹟，那就是這座名園。 <text:line-break/><text:line-break/>為了創建圓明園，曾經耗費了兩代人的長期勞動。這座大得猶如一座城市的建築物是世世代代的結晶。為誰而建？為了各國人民。因為，歲月創造的一切都是屬於人類的。過去的藝術家、詩人和哲學家都知道圓明園；伏爾泰就談起過圓明園。 <text:line-break/><text:line-break/>人們常說：希臘有巴特農神廟，埃及有金字塔，羅馬有鬥獸場，巴黎有聖母院，而東方有圓明園。沒有親眼看見過它的人，那就儘管在想像中去想像它好了。這是一個令人嘆為觀止的，無與倫比的藝術傑作，在不可名狀的晨曦中依稀可見。宛如在歐洲文明的地平線上瞥見的亞洲文明的剪影。 <text:line-break/><text:line-break/>但是，這個世界奇蹟已經消失了。 <text:line-break/><text:line-break/>有一天，兩個來自歐洲的強盜闖進了圓明園。一個強盜洗劫財物，另一個強盜把它付諸一炬，原來所謂勝利就是進行一場掠奪。得勝之後，便動手行搶，對圓明園進行了大規模的劫掠，贓物由兩個勝利者均分。 <text:line-break/><text:line-break/>我們看到，這整個事件與額爾金的名字有關，這名字又使人不能不憶起巴特農神廟。從前他們對巴特農神廟怎麼幹，現在對圓明園也怎麼幹，不同的只是幹得更徹底，以至於蕩然無存。 <text:line-break/><text:line-break/>我們把歐洲所有大教堂的財寶全部加在一起，也許都還抵不上東方這座了不起的富麗堂皇的博物館。那兒不僅僅有藝術珍品，還有大堆的金銀製品。兩個勝利者進行了一場瘋狂掠奪，一個塞滿了腰包，另一個裝滿了箱篋。他們手挽手，笑嘻嘻地回到歐洲。這就是這兩個強盜的故事。 <text:line-break/><text:line-break/>【額爾金父子是著名的英國殖民主義者。小額爾金曾任英國駐加拿大總督，1860年10月，英法聯軍火燒圓明園的罪魁之一。老額爾金曾任外交官員，參加毀壞希臘雅典巴特農神廟的行動，並掠走該神廟的精美大理石雕像。】 <text:line-break/><text:line-break/>我們歐洲人是文明人，中國人在我們眼中是野蠻人。這就是文明對野蠻所幹的事情。 <text:line-break/><text:line-break/>將受到歷史制裁的這兩個強盜，一個叫法蘭西，另一個叫英吉利。不過，我要抗議，感謝您給了我這樣一個抗議的機會。統治者的罪行並不是被統治者的過錯；政府有時會是強盜，而人民永遠也不會是強盜。 <text:line-break/><text:line-break/>法蘭西帝國侵吞了一半寶物，現在，她居然無恥到這樣的地步，還以所有者的身份把圓明園的這些美侖美奐的古代文物拿出來公開展覽。我相信，總有這樣的一天——這一天，解放了的、而且把身上的污穢洗刷乾淨了的法蘭西，將會把自己的贓物交還給被劫奪的中國，而他們才是真正的物主。 <text:line-break/><text:line-break/>如今，我姑且如此見證：這次搶掠，就是由這兩名掠奪者所幹的。 <text:line-break/><text:line-break/>閣下，您現在總算知道了我對這次軍事遠征中國的事情是有充分的認識的。 <text:line-break/><text:line-break/>維克多·雨果 <text:line-break/><text:line-break/>1861年11月25日 <text:line-break/><text:line-break/>（原載1962年3月29日《光明日報》，程代熙譯）</text:p>
      <text:p text:style-name="P2">陳真   |  2019.07.23 17:10   |   <text:a xlink:type="simple" xlink:href="http://palinfo.habago.org/Entry?Command=Information_PrintForum&amp;iPage=1#FORUM37701"><text:span text:style-name="T1">#</text:span></text:a></text:p>
      <text:p text:style-name="P4">早上又遇到阿扁，毫無例外，他一樣邊走邊忙著滑手機。一般在早上七點多到八點多這段期間，就很容易遇到他。你只要在那個時間裏，坐在明誠四路和美術東二路交叉路口那個麥當勞喝杯咖啡，大概就能看到阿扁神采奕奕地滑著手機出現在眼前的馬路口。 <text:line-break/><text:line-break/>要特赦就特赦，何必瞎掰一堆病？什麼身心症，什麼政治治療，胡說八道一通，這些御醫真的很離譜，睜眼說瞎話；如果這樣就能保外就醫，那麼台灣根本不需要監獄，所有犯人都應保外就醫。 <text:line-break/><text:line-break/>如果吳淑珍那樣叫做 "命在旦夕"，不應受審，那麼全台灣至少有兩千三百萬人命在旦夕。 <text:line-break/><text:line-break/>如果陳致中那樣的重罪依然可以逍遙法外，法律至今持續裝睡中，那我們還需要法律做什麼？一般人若是犯那樣的一堆洗錢重罪，老早收押禁見，恐怕得關到死了。 <text:line-break/><text:line-break/>台灣老是以什麼民主為傲。民主的內涵之一就是法治，以法統治，誰都不例外。但是台灣的法律卻像統治者的奴才那樣，很乖，很聽話；過去掛藍旗，現在掛綠旗；一樣的法律，一樣的憲法，作法大不同，工具本質則始終如一。而且，衙門八字開，有理無錢莫進來。有錢有勢者，大案小辦或慢慢慢慢慢慢辦，慢到天長地久仍無下文，小案則根本不辦；至於沒錢沒勢者，一點小案子都很有可能坐穿牢底。 <text:line-break/><text:line-break/>若真要依法論法，我敢說，紅白藍綠黃橙紫，不管哪一種顏色，百分之九十九的政治人物或其文人走狗們，都應該抓去坐牢或槍斃。 <text:line-break/><text:line-break/>最近有個病人，五十多歲，精神病患，低收入戶，個性溫和畏縮，說要去坐牢，卻特地前來告別，怕此生再無見面之日；告別的感覺就像永別。問他關多久，他說十年。我很訝異，問他犯了什麼大案子？他說竊盜。問他偷了什麼？無非就是在賣場或超商偷雨傘、飲料、清潔劑、肥皂與食物等等小東西。可是，竊盜怎麼要關這麼久？他說一罪一罰。 <text:line-break/><text:line-break/>這些 "小事"，無關時勢大局，人們看不上眼，心裏也不會為它挪出一點空間，但它真的是小事嗎？ <text:line-break/><text:line-break/>早上看到這段影片，一隻小狗： <text:line-break/><text:line-break/>https://bit.ly/2xskbOc <text:line-break/><text:line-break/>我向來自稱救狗大英雄。狗若會寫字，說不定會把我寫進牠們的歷史之中或給我立個銅像。姑且不說一隻一隻地救，救了很多狗；20多年前，據說我還救了一整個台灣的流浪狗免於一場出於人為瞎掰什麼狂犬病的大屠殺。當然，相較於市井小民的生與死，貓狗之事恐怕又更細小了，但世上之所謂大者，難道不就是為了細微至小？</text:p>
      <text:p text:style-name="P2">鄭豐遠   |  2019.07.23 16:20   |   <text:a xlink:type="simple" xlink:href="http://palinfo.habago.org/Entry?Command=Information_PrintForum&amp;iPage=1#FORUM37700"><text:span text:style-name="T1">#</text:span></text:a></text:p>
      <text:p text:style-name="P3">范光棣老師的"如何閉西方人的大嘴"寫得很好，我實在很難想像怎麼會有人在蹂躪羞辱了一個國家一兩百年後，還好意思在對方好不容易從灰燼中重生，進而對世界和平及貧困作出如此巨大貢獻後還對其指手劃腳、抹黑打壓顛覆樣樣來，不感到可恥嗎? 我要是西方人，恐怕這一輩子都會抬不起頭來。 <text:line-break/><text:line-break/>我更難想像同是華人，怎麼會有人甘為西方鷹犬，整天嘲諷辱罵敵視自己所屬的民族和文化，實在是太敗德太可恥了，這不是漢奸，什麼才是漢奸? 香港人和台灣人實在應該好好檢討自己，學著好好做個人，別在日後歷史上留下萬惡臭名。</text:p>
      <text:p text:style-name="P2">陳真   |  2019.07.23 09:29   |   <text:a xlink:type="simple" xlink:href="http://palinfo.habago.org/Entry?Command=Information_PrintForum&amp;iPage=1#FORUM37699"><text:span text:style-name="T1">#</text:span></text:a></text:p>
      <text:p text:style-name="P3">謝謝洋洋，不用刪啊，什麼史都沒問題。 <text:line-break/><text:line-break/></text:p>
      <text:p text:style-name="P2">洋洋   |  2019.07.23 00:46   |   <text:a xlink:type="simple" xlink:href="http://palinfo.habago.org/Entry?Command=Information_PrintForum&amp;iPage=1#FORUM37698"><text:span text:style-name="T1">#</text:span></text:a></text:p>
      <text:p text:style-name="P3">想想野史實在不大恭敬，小史或許好些。畫蛇添足有點肉麻，還是請陳醫師刪掉清爽 <text:line-break/><text:line-break/>前面就留著 <text:line-break/><text:line-break/>1984年10月3日，鄧小平會見港澳同胞國慶觀禮團時談話紀錄 <text:line-break/><text:line-break/>鄧小平： <text:line-break/>... <text:line-break/></text:p>
      <text:p text:style-name="P2">洋洋   |  2019.07.23 00:03   |   <text:a xlink:type="simple" xlink:href="http://palinfo.habago.org/Entry?Command=Information_PrintForum&amp;iPage=1#FORUM37697"><text:span text:style-name="T1">#</text:span></text:a></text:p>
      <text:p text:style-name="P4">巴勒網像一部野史，沿著時間的河留下許多珍稀、零散的腳印。 <text:line-break/>這篇1984年10月3日，鄧小平會見港澳同胞國慶觀禮團時談話紀錄，穿越時空隨著香港這場反中風暴，飄落巴勒河岸。 <text:line-break/><text:line-break/><text:line-break/>鄧小平： <text:line-break/><text:line-break/>你們這麼多人回來觀禮，我非常高興，我看香港一定有希望。這次回來觀禮的，各行各業各界人士都有，各種不同政治觀點的人也都來了。這說明大家都讚成中國恢復對香港行使主權，贊成中英兩國政府所達成的協議的內容。這就是說，我們有了一個共同的大前提，一個共同的目標，就是愛祖國，愛香港，在今後十三年和十三年以後保持香港的繁榮和穩定。大家共同努力，這個目標肯定可以實現。一九九七年以後，在座的六七十歲的人，那時精力就差些了，但在座的有很多年輕人，年輕人有優勢。就我個人來說，我願意活到一九九七年，親眼看到中國對香港恢復行使主權。 <text:line-break/><text:line-break/>現在有些人就是擔心我們這些人不在了，政策會變。感謝大家對我們這些老頭子的信任。今天我要告訴大家，我們的政策不會變，誰也變不了。因為這些政策見效、對頭，人民都擁護。既然是人民擁護，誰要變人民就會反對。聯合聲明確定的內容肯定是不會變的。我們中央政府、中共中央即使在過去的動亂年代，在國際上說話也是算數的。講信義是我們民族的傳統，不是我們這一代才有的。這也體現出我們古老大國的風度，泱泱大國嘛。作為一個大國有自己的尊嚴，有自己遵循的準則。我們在協議中說五十年不變，就是五十年不變。我們這一代不會變，下一代也不會變。到了五十年以後，大陸發展起來了，那時還會小里小氣地處理這些問題嗎？所以不要擔心變，變不了。再說變也並不都是壞事，有的變是好事，問題是變什麼。中國收回香港不就是一種變嗎？所以不要籠統地說怕變。如果有什麼要變，一定是變得更好，更有利於香港的繁榮和發展，而不會損害香港人的利益。這種變是值得大家歡迎的。如果有人說什麼都不變，你們不要相信。我們總不能講香港資本主義制度下的所有方式都是完美無缺的吧？即使資本主義發達國家之間相互比較起來也各有優缺點。把香港引導到更健康的方面，不也是變嗎？向這樣的方面發展變化，香港人是會歡迎的，香港人自己會要求變，這是確定無疑的。我們也在變。最大的不變是社會主義制度不變，而“一國兩制”就是大變，農村政策就是大變。過幾天我們要開中央全會，討論城市改革，城市改革也是變，是翻天覆地的變化。問題是變好還是變壞。不要拒絕變，拒絕變化就不能進步。這是個思想方法問題。 <text:line-break/><text:line-break/><text:line-break/>再一個是有些人擔心干預。不能籠統地擔心干預，有些干預是必要的。要看這些干預是有利於香港人的利益，有利於香港的繁榮和穩定，還是損害香港人的利益，損害香港的繁榮和穩定。現在看起來，香港從現在到一九九七年會有秩序地度過十三年，十三年之後，會有秩序地度過五十年。這我是有信心的。但切不要以為沒有破壞力量。這種破壞力量可能來自這個方面，也可能來自那個方面。如果發生動亂，中央政府就要加以乾預。由亂變治，這樣的干預應該歡迎還是應該拒絕？應該歡迎。所以事物都要加以具體分析。我還講過十三年的過渡時期參與的問題，參與也是一種干預，當然這個參與不是北京方面參與，而是香港人參與，中央政府支持香港人參與。不能設想，到了一九九七年六月三十日，一夜之間換一套人馬。如果那樣，新班子換上來，什麼都不熟悉，不就會造成動亂嗎？即使不造成動亂，也會造成混亂。在過渡時期後半段的六七年內，要由各行各業推荐一批年輕能幹的人參與香港政府的管理，甚至包括金融方面。不參與不行，不參與不熟悉情況。在參與過程中，就有機會發現、選擇人才，以便於管理一九九七年以後的香港。參與者的條件只有一個，就是愛國者，也就是愛祖國、愛香港的人。一九九七年後在香港執政的人還是搞資本主義制度，但他們不做損害祖國利益的事，也不做損害香港同胞利益的事。所以不能籠統地反對參與，也不能籠統地反對乾預。港人治港不會變。由香港人推選出來管理香港的人，由中央政府委任，而不是由北京派出。選擇這種人，左翼的當然要有，盡量少些，也要有點右的人，最好多選些中間的人。這樣，各方面人的心情會舒暢一些。處理這些問題，中央政府從大處著眼，不會拘泥於小節。 <text:line-break/><text:line-break/>一個是怕變，一個是怕干預，還怕什麼？有人說怕亂。亂就得乾預，不只中央政府要干預，香港人也要干預。總會有人搗亂的，但決不要使他們成氣候。 <text:line-break/><text:line-break/>我跟英國人談的時候，也講了在過渡時期希望不要出現的幾個問題。一個是英資帶頭往外撤，一個是港幣發生大的波動。如果儲備金用盡，港幣貶值，就會發生動亂。過渡時期我們不過問儲備金行嗎？還有一個土地問題，如果把土地賣光用於行政開支，把負擔轉嫁給一九九七年以後的香港政府，不干預行嗎？我給英國人講了五條，他們表示願意採取合作的態度。 <text:line-break/><text:line-break/>我講過中國有權在香港駐軍。我說，除了在香港駐軍外，中國還有什麼能夠體現對香港行使主權呢？在香港駐軍還有一個作用，可以防止動亂。那些想搞動亂的人，知道香港有中國軍隊，他就要考慮。即使有了動亂，也能及時解決。 <text:line-break/><text:line-break/>對於中英聯合聲明，我們不僅相信我們自己會遵守，也相信英國人會遵守，更相信香港同胞會遵守。但是應該想到，總會有些人不打算徹底執行。某種動亂的因素，搗亂的因素，不安定的因素，是會有的。老實說，這樣的因素不會來自北京，卻不能排除存在於香港內部，也不能排除來自某種國際力量。國際上對聯合聲明反應還是好的。要說變，人們議論的總是北京方面政策會不會變，沒有想到其他方面會不會發生變。只要香港同胞團結起來，選擇好的政治人物來管理香港，就不怕變，就可以防止亂。即使發生亂，也不會大，也容易解決。 <text:line-break/><text:line-break/>一九九七年以後，台灣在香港的機構仍然可以存在，他們可以宣傳“三民主義”，也可以罵共產黨，我們不怕他們罵，共產黨是罵不倒的。但是在行動上要注意不能在香港製造混亂，不能搞“兩個中國”。他們都是中國人，我們相信，他們會站在我們民族的立場，維護民族的大局，民族的尊嚴。在這樣的基礎上，進行他們的活動，進行他們的宣傳，在香港這種情況下是允許的。 <text:line-break/><text:line-break/>總之，協議簽訂後會遇到很多新情況。我們過去講過，要了解新情況，解決新問題，這就是新情況、新問題。坦率地講，將來會出現什麼問題，我們也不清楚，但問題出現了我們會合情合理地處理。上面講的這些意見，請大家回去後，向香港各行各業五百萬人做點解釋工作。 <text:line-break/><text:line-break/>我希望港澳同胞多到全國各地走一走，看看國家的面貌，看看國家的變化。我們不是有個口號叫“中華民族大團結萬歲”嗎？只要站在民族的立場上，維護民族的大局，不管抱什麼政治觀點，包括罵共產黨的人，都要大團結。希望香港同胞團結一致，共同努力，維護香港的繁榮和穩定，為一九九七年政權順利移交作出貢獻。</text:p>
      <text:p text:style-name="P2">鄭豐遠   |  2019.07.22 21:01   |   <text:a xlink:type="simple" xlink:href="http://palinfo.habago.org/Entry?Command=Information_PrintForum&amp;iPage=1#FORUM37696"><text:span text:style-name="T1">#</text:span></text:a></text:p>
      <text:p text:style-name="P3">西方愈打壓愈抹黑愈搞亂，只愈證明了一件事，那就是中國是個了不起的國家和文明，了不起到惡人看了都害怕。電影"真實的勇氣"開場第一句台詞是"惡人即使不去追他，他也會自己逃跑"，若要形容西方，不妨這樣說: "惡人即使不和他作對，他也會整天想盡辦法打壓抹黑迫害你"。</text:p>
      <text:p text:style-name="P2">鄭豐遠   |  2019.07.22 20:52   |   <text:a xlink:type="simple" xlink:href="http://palinfo.habago.org/Entry?Command=Information_PrintForum&amp;iPage=1#FORUM37695"><text:span text:style-name="T1">#</text:span></text:a></text:p>
      <text:p text:style-name="P4">從 Youtube 對許多中國用戶以及替中國發聲的西方用戶的種種無端栽贓扣帽、對用戶權限及訂閱數、瀏覽人次等關乎用戶生存的數字的惡意篡改和打壓，你就可以知道西方媒體的一種基本用心和品性。媒體如此，個人層次也不遑多讓，我來到西方的第一年，很快就清楚感受到西方人的傲慢和偏見，這是在過去活在台灣所不曾真正明白的。那些對洋文化洋人胡亂崇拜一氣的，何不實際出國看看? 住個三五個月，保證你會見識到西方的真面目 (當然我不是說所有西方人都這樣)。 <text:line-break/><text:line-break/>不過所謂開眼界，只是針對那些有點獨立思考能力的人，出國其實就是一面照妖鏡，一個東方人到了西方 (反之亦然)，過了不久就會現出原形，心中的妖魔鬼怪全都出籠了，無一例外。一個人是傲慢還是自卑，是善良還是卑鄙，你把他丟到國外活個三五個月就知道了。 <text:line-break/><text:line-break/>火鍋大王是個聰明正直的人，他有關中國的影片全都值得一看。</text:p>
      <text:p text:style-name="P2">洋洋   |  2019.07.22 20:46   |   <text:a xlink:type="simple" xlink:href="http://palinfo.habago.org/Entry?Command=Information_PrintForum&amp;iPage=1#FORUM37694"><text:span text:style-name="T1">#</text:span></text:a></text:p>
      <text:p text:style-name="P3">BBC街头妄谈香港“暴力”，现场被怼：假新闻 <text:line-break/>https://youtu.be/90JCCYEzAVk <text:line-break/><text:line-break/>天色漸晚，集會臨近尾聲，英國廣播公司（BBC）記者斯蒂芬•麥克唐奈（Stephen McDonell）在香港街頭進行電視直播。期間，他提及有“港獨”組織成員同日因藏有爆炸品而被捕，並聲稱“香港的危機可能會由此進入一個更加暴力的階段”。 <text:line-break/><text:line-break/>接著說，今天（20日）集會的規模“和那些‘民主陣營’集會沒得比”，只有“數千人（thousands of people）”。 <text:line-break/><text:line-break/>就在麥克唐奈拋出上述言論之際，幾名手持標語的集會者上前打斷直播，並對他展示手中的標語，上面寫着“警隊加油！香港加油！”、“守護香港，停一停，諗一諗”。 <text:line-break/><text:line-break/>起初，麥克唐奈還微笑着對觀眾 “介紹”起這幾名集會者，“他們非常熱心，他們在這裡舉着標語……” <text:line-break/><text:line-break/>讓他沒有料到的是，其中一名女士（下稱：集會女士）直言，“你說的並不是事實！香港有着非常熱愛和平的民眾。” <text:line-break/><text:line-break/>“我並沒有說他們不和平。” 麥克唐奈試圖解釋，並對着鏡頭稱，“這群人中似乎有種‘反媒體（anti-media）’的情緒。” <text:line-break/><text:line-break/>集會女士隨即回應道，“才不是‘反媒體’，單純只是反對你們這種媒體。你們是假新聞，假新聞。” <text:line-break/><text:line-break/>“我們說的話里沒有半點摻假，對不起，我只是在講述今天發生在這裡的事。” 麥克唐奈繼續辯稱。 <text:line-break/><text:line-break/>面對集會女士“你們不講真話”的抨擊，麥克唐奈似乎綳不住了，於是抓住她的肩膀，讓她“快速地”對着鏡頭解釋，他剛才說的話有什麼問題。 <text:line-break/><text:line-break/>“（你說的）不是真的，不是完整的事實。你說香港會有更多的暴力，這是不對的。” 集會女士指出。</text:p>
      <text:p text:style-name="P2">陳真   |  2019.07.22 17:59   |   <text:a xlink:type="simple" xlink:href="http://palinfo.habago.org/Entry?Command=Information_PrintForum&amp;iPage=1#FORUM37693"><text:span text:style-name="T1">#</text:span></text:a></text:p>
      <text:p text:style-name="P4">謝謝老羊 <text:line-break/><text:line-break/>看不出火鍋大王講的那些話哪裡有爭議。這年頭，事實性的東西被說成假新聞，宛如空谷跫音；而造謠抹黑卻反而成為 "事實"，每天如雷貫耳，洗腦洗不停。</text:p>
      <text:p text:style-name="P2">陳真   |  2019.07.22 16:46   |   <text:a xlink:type="simple" xlink:href="http://palinfo.habago.org/Entry?Command=Information_PrintForum&amp;iPage=1#FORUM37692"><text:span text:style-name="T1">#</text:span></text:a></text:p>
      <text:p text:style-name="P3">如何閉西方人的大嘴 <text:line-break/><text:line-break/>范光棣 <text:line-break/><text:line-break/>2019. 07. 22. <text:line-break/><text:line-break/>最近看到西方國家對中國的人權及香港說三道四，真不要臉，使人噁心。我建議中國外交部不要只在被動反駁，而要主動出擊。我主張向八國聯軍組成國發公文： <text:line-break/><text:line-break/>第一，要求它们为侵略中国道歉。 <text:line-break/><text:line-break/>第二，要求對人民的死傷賠償。 <text:line-break/><text:line-break/>第三，对財產的破坯尤其火燒圓明園賠償。 <text:line-break/><text:line-break/>第四，還我賠償他们的金銀。 <text:line-break/><text:line-break/>第五，還我他们抢去的、现在在他们博物馆的宝贝。 <text:line-break/><text:line-break/>在下來向他們每次侵略算總帳，从鸦片战争开始，要求英国為強迫中國人吸鴉片煙所造成的危害賠償，要求戰争對中國的破壞賠償，要求香港150年佔據的租金，對其他國家侵略過中國的一個一個算帳，每年發給他們公文，一直到至少他們把博物館的寶貝還給我們為止。</text:p>
      <text:p text:style-name="P2">老羊   |  2019.07.22 12:03   |   <text:a xlink:type="simple" xlink:href="http://palinfo.habago.org/Entry?Command=Information_PrintForum&amp;iPage=1#FORUM37691"><text:span text:style-name="T1">#</text:span></text:a></text:p>
      <text:p text:style-name="P4">「有黃絲帶的大律師主動在港大的論壇上鼓吹暴力是決絕方案。」 <text:line-break/><text:line-break/>呵呵，「暴力是解決方案」這話可不是只有他們可以說；這幫人不是腦殘還有誰是。 <text:line-break/><text:line-break/>回陳真兄：標題前的紅色大叉表示這個視頻無論多少人看，作者都不會有廣告收入，也就是 demonetized。根據油管的規則，如果一篇視頻的內容「爭議性」過高，油管有權停止該視頻的廣告收益。</text:p>
      <text:p text:style-name="P2">Alex Wang   |  2019.07.22 10:39   |   <text:a xlink:type="simple" xlink:href="http://palinfo.habago.org/Entry?Command=Information_PrintForum&amp;iPage=1#FORUM37690"><text:span text:style-name="T1">#</text:span></text:a></text:p>
      <text:p text:style-name="P3">今天算是見識到了香港最高學府港大學生的水準了。 <text:line-break/><text:line-break/>HKU服務40+年的老校工要用普通話說兩句，一直被學生噓。 <text:line-break/><text:line-break/>https://tinyurl.com/yy36hqkg <text:line-break/><text:line-break/>有黃絲帶的大律師主動在港大的論壇上鼓吹暴力是決絕方案。 <text:line-break/><text:line-break/>I am mentioning about this so as to demonstrate at the point that VIOLENCE may sometime be THE solution to a problem. (applause and cheers from HKU students) <text:line-break/><text:line-break/>https://tinyurl.com/yydlqt4r <text:line-break/><text:line-break/>獨立思考能力真是一個奢侈品。</text:p>
      <text:p text:style-name="P2">陳真   |  2019.07.22 09:34   |   <text:a xlink:type="simple" xlink:href="http://palinfo.habago.org/Entry?Command=Information_PrintForum&amp;iPage=1#FORUM37689"><text:span text:style-name="T1">#</text:span></text:a></text:p>
      <text:p text:style-name="P4">謝謝張貼，火鍋大王講得很好，強烈推薦： <text:line-break/><text:line-break/>https://youtu.be/vWHZf3F-R8k <text:line-break/><text:line-break/>如果中國政府不是民主政府，那我不知道世界上還有哪個國家是民主政府。 <text:line-break/><text:line-break/>另外，請教一下，這視頻標題前打了一個大叉叉是什麼意思？</text:p>
      <text:p text:style-name="P2">洋洋   |  2019.07.22 08:17   |   <text:a xlink:type="simple" xlink:href="http://palinfo.habago.org/Entry?Command=Information_PrintForum&amp;iPage=1#FORUM37688"><text:span text:style-name="T1">#</text:span></text:a></text:p>
      <text:p text:style-name="P3">幾個小時前火鍋大王上傳油管，談起BBC的假新聞。 <text:line-break/>Hong Kong! BBC Supports Anti-Democracy Protests!? <text:line-break/>https://youtu.be/vWHZf3F-R8k <text:line-break/><text:line-break/>這是對民主的諷刺嗎 ? 火鍋大王在油管的影片都被打叉DEMONETIZED，也就是說無法得到正常的廣告收益。 <text:line-break/><text:line-break/><text:line-break/>德國之聲與美國之音的立場一貫反華。 <text:line-break/>1、三峽大壩要崩潰就是德國之聲傳出來的假新聞。 <text:line-break/>2、 2008年8月4日，北京奧運會開幕前四天，時任德國之聲中文部副主任的張丹紅受邀參加德國電視二台一訪談話節目時，宣稱中共在過去的幾十年中成功「使四億人脫貧」，說明「中國共產黨比世界上任何一支政治力量在實踐人權宣言第三條方面的貢獻都要大」。此前的7月24日，張丹紅在德國電視二台節目中談到西藏時表示，中共「為保護西藏文化做了很多事情」等。德國《焦點》雜誌稱張丹紅「向中國共產黨獻媚」，表示張違反「德國之聲」的宗旨，張丹紅因這兩次的「不實」言論停職。 </text:p>
      <text:p text:style-name="P2">陳真   |  2019.07.22 02:42   |   <text:a xlink:type="simple" xlink:href="http://palinfo.habago.org/Entry?Command=Information_PrintForum&amp;iPage=2#FORUM37687"><text:span text:style-name="T1">#</text:span></text:a></text:p>
      <text:p text:style-name="P3">卡韓政變 (121)：我們又不是蚯蚓 <text:line-break/><text:line-break/>陳真 2019. 07. 22. <text:line-break/><text:line-break/><text:line-break/>小時候有嚴重閱讀障礙，每個字看起來不是一個字，而是一堆奇怪的線條組合，眼前總是一片混沌。所謂讀書讀書，得把字一個一個慢慢大聲 "讀" 出來才能懂，也就是先把視覺轉為聽覺，然後我的大腦好像才能理解字的意思。"讀書" 於是變成一件很口渴的事，因為得大聲讀個不停。 <text:line-break/><text:line-break/>不過，閱讀雖有障礙，記憶力卻超乎尋常，平均 "讀"過三次之後，我就能一字不漏地把一篇一千字的文章整個背下來。 <text:line-break/><text:line-break/>後來，閱讀障礙慢慢就不再是障礙了，讀書可以默念在心，不用大聲念出來。後來，連默念也不用了，我可以一眼看一頁，就像影印機那樣，不需聽覺，連視覺都由點而線而面，就像看一幅畫那樣，一整頁瞬間就印在腦子裏。小學時曾經經過現場驗證，一分鐘可以閱讀一萬三千多字，而且理解力是百分之百。 <text:line-break/><text:line-break/>我後來發現，閱讀的關鍵除了理解力本身的良莠之外，似乎也在於一項能力，那就是專注。如果你可以做到非常非常非常非常專注，像老僧入定那樣，像鎖定一粒原子那般專注，你彷彿就可以迅速理解一整個東西，而非僅僅只是一些片段字句的緩慢累積。 <text:line-break/><text:line-break/>念高中時，我跑到台北念書，已過世的大哥是陽明醫學系的學生，曾跟我同住一房。他常開玩笑說他很擔心如果房裏發生火災，我很可能都還不知道要逃走，因為太專心了。 <text:line-break/><text:line-break/>我剛剛花了一秒鐘看了你們貼的周錫瑋訪談稿： <text:line-break/><text:line-break/>https://bit.ly/2M4Cpy2 <text:line-break/><text:line-break/>讀後不意外，但也很無奈，什麼人權與中華民國的，實在很無聊；甚至還說什麼不惜跟祖國打一仗。那不是腦殘嗎？ <text:line-break/><text:line-break/>如果眼前有人跑來要傷害你或你的家人或朋友，你一定會反抗，這無可厚非，但如果哪一天真的兩岸發生戰爭，當飛彈來襲，最好的方法有二，一是躲起來，一是集結反戰，要求和談，勿傷無辜。怎麼可能還真的打仗？兩岸骨肉相殘，恰恰是美國和日本一心最想要看到的局面。 <text:line-break/><text:line-break/>你看，CIA在台組織（台灣之 "民主基金會"）這兩天還發佈什麼碗糕民調，說 57%的台灣人願意和大陸打仗。你信嗎？你周遭的人十個之中有六個願意戰死沙場？有可能嗎？我連一個也沒遇過。這類帶風向的假民調一大堆，全都是這類懷著邪惡心機的組織或西方智庫所發布，甚至我還看過七成以上的台灣人願意拼死一戰的所謂民調。更誇張的是，不斷發布假研究說什麼台灣很可能會打贏大陸，呼籲台灣人要勇敢和大陸作戰。 <text:line-break/><text:line-break/>菲律賓的杜特蒂雖然作風頗有爭議，但他在大方向是對的。比方說他最近呼籲美國人趕緊和中國打仗，他說，要打你們去打，叫美國人不要老是想把菲律賓人當成誘餌去挑釁中國。杜特蒂說：菲律賓人又不是蚯蚓。 <text:line-break/><text:line-break/>難道台灣人看不清這一點嗎？看不清美、日就是存心要把我們當蚯蚓、當成人肉炸彈去傷害祖國嗎？這個事實，是理解島內政治的一個基本認識；如果你無法清楚認識到這一點，你就不可能對兩岸政治與中美政治做出最起碼的適當理解與評價。</text:p>
      <text:p text:style-name="P2">洋洋   |  2019.07.21 19:03   |   <text:a xlink:type="simple" xlink:href="http://palinfo.habago.org/Entry?Command=Information_PrintForum&amp;iPage=2#FORUM37686"><text:span text:style-name="T1">#</text:span></text:a></text:p>
      <text:p text:style-name="P4">任先生多次強調美方限制對華為不至於致命，也不會影響到華為未來發展，至多2、3年華為"該補的洞"即可完成，並表示華為不重要，談判中不要談到華為。 <text:line-break/><text:line-break/>感動，任先生的意思我明白，他不願華為成為貿易戰的籌碼、國家的負擔，華為不需要國家幫助，願意自己承擔。 <text:line-break/>' <text:line-break/>任正非：特朗普对我们一无所知 拒绝华为是美国落后的开始 <text:line-break/><text:line-break/>2019-07-21 观察者网 <text:line-break/><text:line-break/>华为创始人兼总裁任正非近日在接受Yahoo财经专访 <text:line-break/><text:line-break/><text:line-break/>Yahoo财经7月21日发布了部分采访实录，任正非说：“即使美国公司不再为我们提供设备，我们的生产都不会停下来，是一天都不会！相反，我们会提高产量。对华为而言，这根本没有任何威胁。” <text:line-break/><text:line-break/><text:line-break/>在5月16日，美国采取了一些令人惊讶的举措，其将华为列入所谓的“实体名单”，禁止这家深圳公司与任何美国公司开展业务。 <text:line-break/><text:line-break/>华为除了是世界上最大的智能手机制造商之外，还销售电信设备。 <text:line-break/><text:line-break/>在特朗普将华为列入“实体名单”之后，英特尔和高通不能向华为出售芯片组，而谷歌的Android系统也无法为华为的智能手机提供任何更新。 <text:line-break/><text:line-break/>在接受采访时，任正非承认最初公司没有为列入“实体名单”作好准备。据华为的高级管理层表示，由于对操作系统更新的担忧，华为的智能手机在禁令发出后的首两周，于个别市场的销售下跌了40%。 <text:line-break/><text:line-break/>然而，经过审核，任正非表示，华为完全有能力摆脱对美国核心产品的依赖，他们并决定削减对美国一些非核心产品的依赖。 <text:line-break/><text:line-break/>在禁令发出一个月后，特朗普在日本G20峰会上与中国领导人会晤后，对华为的态度有所缓和。任正非表示之后美国的中小企开始向华为发货。 <text:line-break/><text:line-break/><text:line-break/>“特朗普在G20峰会上发表的言论对华为没有产生实质性影响，”任正非告诉Yahoo财经。“绝大多数不太重要的部件供应已然恢复。但是美国仍未就关键部件的供应作出任何决定。” <text:line-break/><text:line-break/><text:line-break/>美国政府关注华为的另一个核心是5G网络技术。据华为公司称，华为的5G技术是自给自足的，这意味着它不会受到任何美国行为的影响。“产品愈先进，我们面临的风险就愈小”任正非说。 <text:line-break/><text:line-break/><text:line-break/>华为美国子公司裁员，原订6亿美元投资计划取消 <text:line-break/>任正非还首次确认了Futurewei裁员，华为原订在今年向这家总部位于美国的研发子公司投资6亿美元。但是受到“实体名单”的影响，Futurewei不能将任何研发成果发送给华为，而Futurewei的员工也不能与华为的员工进行任何联系。 <text:line-break/><text:line-break/>“这使我们很难管理这家公司并与他们合作，”任正非说。“现在我们无法进一步投资，因为我们不能与Futurewei员工接触。我们的下一步是什么？这将取决于美国政府的方向。” <text:line-break/><text:line-break/>“特朗普对我们一无所知” <text:line-break/><text:line-break/>长期以来，华为的设备一直被美国立法者视为“威胁国家安全”，但是特朗普政府以不寻常的方式瞄准了该公司，不仅限制其在美国的业务，还试图说服其盟友加入战团，孤立这家中国公司。 <text:line-break/><text:line-break/>对任正非来说，美国这样做是为了遏制华为的先进技术。而一直有追踪特朗普帖文的任正非表示，自1月美国司法部提起刑事指控，指该科技巨头窃取了商业机密，并违反美国对伊朗的制裁后，特朗普的立场发生了变化。 <text:line-break/><text:line-break/><text:line-break/>“美国是一个法治国家，法律问题竟允许谈判处理？法律问题应该在法庭上解决，对吧？”他说。 <text:line-break/><text:line-break/>自从华为财务总监孟晩舟于去年11月在加拿大被捕，华为已多次对美国政府提起诉讼。然而，任正非不相信华为对美国构成安全威胁，“我们在美国没有任何联系网络，我们也不打算在那里出售我们的5G产品，”他说。“特朗普对我们一无所知，他希望将华为作为讨价还价的筹码，但中国似乎不会买它的账，对吧？” <text:line-break/><text:line-break/>华为多次否认与中国政府和军方有任何关系，表示不会向政府寻求协助。 <text:line-break/><text:line-break/>“如果我们介入（中美谈判），中国政府将不得不为我们作出让步。中国为什么要为华为作出让步呢？”任正非说。“华为没有犯任何罪行，为什么要拯救我们？” <text:line-break/><text:line-break/>“华为远远领先于美国同侪” <text:line-break/><text:line-break/>任正非在与Yahoo财经交谈时对美国表示赞扬，并讲述了美国的企业家精神如何激励他创立自己的公司。在长达1小时的采访中，他重申对美国法律制度的信任，并希望能解决华为在法庭上面临的问题。 <text:line-break/><text:line-break/>尽管如此，他相信华为在一些新技术和5G等关键领域领先美国的同行。 <text:line-break/><text:line-break/>“虽然美国非常强大，它们仍未发展出所有的技术，所以才会通过一些微不足道的问题来挑剔我们，”任正非说。“我们的光学芯片是全世界最先进的。我们在许多地方，没有美国供货商都可以生存，只是我们不想这样。” <text:line-break/><text:line-break/>在过去20年，华为一直象征着中国科技的进步，公司的发展与政府主张在关键的技术领域做到自给自足的目标一致。现在，它在5G领域占据主导地位，拥有50多份商业合同，是一众主要设备制造商中最多的。但是基于所谓“国家安全”问题，美国的营运商现在只与Nokia等公司合作。 <text:line-break/><text:line-break/>任正非表示，物联网（IoT）的未来涉及超级计算机、超级大规模的储存和超快速的连接。他认为美国对华为的禁令，会令美国失去发展5G的优势。 <text:line-break/><text:line-break/>“即使拥有超级计算机和超大容量的连接，美国仍可能大落后，因为他们没有超快的连接技术，”任正非说。“拒绝华为是美国落后的开始。”</text:p>
      <text:p text:style-name="P2">林瑞   |  2019.07.21 15:14   |   <text:a xlink:type="simple" xlink:href="http://palinfo.habago.org/Entry?Command=Information_PrintForum&amp;iPage=2#FORUM37685"><text:span text:style-name="T1">#</text:span></text:a></text:p>
      <text:p text:style-name="P3">嗯嗯，其實作爲一個大陸人，看周的説話，覺得是比較可笑的，都什麽年代了，國民黨居然還覺得自己能影響共產黨能影響大陸，誰信呢？連完全不懂兩岸事務的外國人也不信吧？唉。這個黨永遠活在自己的階級圈子裏。永遠不懂反思不懂改正甚至連團結都不懂。一百年了，還沒被掃入歷史的塵埃裏，也不容易。 <text:line-break/><text:line-break/>説起階級，大陸人是受過階級教育的，階級劃分是常識。（但在臺灣，應該是個貶義詞吧？我不太瞭解）就説韓國瑜勝選，對於我來説，就是因爲韓國瑜獲得了廣大的工農階級的支持。這些中下階層的人們，在階級上本就永遠不可能和國民黨這些工商買辦混在一起的。只是韓國瑜讓他們覺得這是自己人，或是懂自己的人，才會撇去藍綠，單純的支持一個人。不過韓囯瑜真能改變什麽嗎？他的階級屬性，決定了他同樣會受制於他背後的利益集團。也就聊勝於無吧。 <text:line-break/><text:line-break/>説起來也是蠻諷刺的，我也曾接觸過高雄的支持民進黨的漁民。我覺得骨子裏，他們應該都是共產黨的天然支持者。只不過在臺灣這個地方，錯亂了時空，民進黨變成他們除去國民黨外的唯一選擇。 <text:line-break/><text:line-break/>但我仍然認爲，再來十個韓囯瑜也救不了國民黨，國民黨不倒，臺灣真的不會好。民進黨獨裁最好了，只有這樣臺灣人民才能認清事實。不再用“我可以用選票來教訓他”的説法來欺騙自己。不是嗎？停滯了二十年，有誰出來負責了嗎？沒有，最後反而怪自己民主素質還不夠，不能選出讓臺灣更好的領導人。我的天，這套洗腦大法太好用了，假如被一個黨强奸，起碼你會反抗，但是被兩個黨輪奸，你就舒服了。</text:p>
      <text:p text:style-name="P2">李念淨   |  2019.07.21 14:18   |   <text:a xlink:type="simple" xlink:href="http://palinfo.habago.org/Entry?Command=Information_PrintForum&amp;iPage=2#FORUM37684"><text:span text:style-name="T1">#</text:span></text:a></text:p>
      <text:p text:style-name="P4">喔，我說的是周頗有江的風範啦，用字不清很抱歉。 <text:line-break/>這個Tim Sebastian跟Mike Wallace實在也差太多了 <text:line-break/>查了一下好像還是西敏公學的英國菁英 <text:line-break/>可是他對台灣的現況完全無知，事前看起來也沒做什麼功課 <text:line-break/>那個神態實在是太誇張了 </text:p>
      <text:p text:style-name="P2">林瑞   |  2019.07.21 14:11   |   <text:a xlink:type="simple" xlink:href="http://palinfo.habago.org/Entry?Command=Information_PrintForum&amp;iPage=2#FORUM37683"><text:span text:style-name="T1">#</text:span></text:a></text:p>
      <text:p text:style-name="P3">這位Tim Sebastian哪裏是采訪，他只是在質問甚至攻擊和他不同意見的人而已。最多最多，這算是一種辯論，而不是采訪。如果把這樣的訪談拿來和江澤民那次訪談相比，不説江澤民，起碼是侮辱了華萊士吧？ <text:line-break/><text:line-break/>不過也許臺灣和大陸的文化確實不一樣，大家對於記者和采訪的定義也不一樣。臺灣覺得媒體人有明顯的政治立場，并且在節目裏火力全開是正常的。但是大陸人認爲媒體人應該是客觀的，敘事應該以事實爲主，而不是立場和情緒。 <text:line-break/><text:line-break/>下面是Tim Sebastian就反送中“采訪”香港前任大律師公會主席前民主派議員湯家驊的片段。對比看看，一邊是陳詞濫調毫無根據妄加指責，一邊是客觀理性擺事實説道理。 <text:line-break/><text:line-break/>https://www.youtube.com/watch?v=zC3_PsAeSUU&amp;;t=726s</text:p>
      <text:p text:style-name="P2">李念淨   |  2019.07.21 11:37   |   <text:a xlink:type="simple" xlink:href="http://palinfo.habago.org/Entry?Command=Information_PrintForum&amp;iPage=2#FORUM37682"><text:span text:style-name="T1">#</text:span></text:a></text:p>
      <text:p text:style-name="P4">https://bit.ly/2M4Cpy2 <text:line-break/><text:line-break/>以下有（被篩選過）的採訪翻譯 <text:line-break/>這個記者Tim Sebastian態度相當神氣</text:p>
      <text:p text:style-name="P2">李念淨   |  2019.07.21 10:32   |   <text:a xlink:type="simple" xlink:href="http://palinfo.habago.org/Entry?Command=Information_PrintForum&amp;iPage=2#FORUM37681"><text:span text:style-name="T1">#</text:span></text:a></text:p>
      <text:p text:style-name="P3">周錫瑋之前接受德國之聲的專訪 <text:line-break/><text:line-break/>聽說表現很好，主流傳媒越跳腳就代表越成功，可惜的是全篇中文字幕的影片好像還沒出來？有沒有人可以放個連結之類的？ <text:line-break/><text:line-break/>這是周本人事後的評點 <text:line-break/>https://youtu.be/Ipj0C6sjBQk <text:line-break/><text:line-break/>頗有20年前江澤民接受華萊士訪問的風範 <text:line-break/>https://youtu.be/p4lVvVcraHM</text:p>
      <text:p text:style-name="P2">鄭豐遠   |  2019.07.20 21:21   |   <text:a xlink:type="simple" xlink:href="http://palinfo.habago.org/Entry?Command=Information_PrintForum&amp;iPage=2#FORUM37680"><text:span text:style-name="T1">#</text:span></text:a></text:p>
      <text:p text:style-name="P4">這位大叔令人佩服! 台灣人該醒了，孩子該回家了，別一錯再錯，葬送兩千三百萬人的未來。 <text:line-break/><text:line-break/>https://www.youtube.com/watch?v=MSM1_mWlfHQ <text:line-break/>【這不是歷史04】讓台灣出一個中國國家主席！</text:p>
      <text:p text:style-name="P2">葉小慧   |  2019.07.20 19:20   |   <text:a xlink:type="simple" xlink:href="http://palinfo.habago.org/Entry?Command=Information_PrintForum&amp;iPage=2#FORUM37679"><text:span text:style-name="T1">#</text:span></text:a></text:p>
      <text:p text:style-name="P3">修亮姐引的是犇報的社評，我縮網址與轉貼內文如下： <text:line-break/><text:line-break/>https://bit.ly/2JFgVWK <text:line-break/><text:line-break/>---- <text:line-break/><text:line-break/>【犇報社評】「國安五法」，民主的陽光照射不到的地方 <text:line-break/><text:line-break/>By / 2019-07-16 12:17:25 / 犇報社評 <text:line-break/><text:line-break/>摘要：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line-break/><text:line-break/>xxx7月15日，台灣政治受難人到白色恐怖紀念碑抗議民進黨政府重返戒嚴，圖為對向總統府的抗議手舉牌。（圖／陳立君） <text:line-break/><text:line-break/>隨著2020 年二合一選舉的時日逼近，許多在解嚴前參與過，或見證過黨外民主運動和社會改革運動的中生代，心中總有一口沈甸甸的塊壘，吞不下去，也吐不出來。看到解嚴後台灣的民主政治才短短的32年就沈淪若斯，年少時所堅持的價值逐一剝落，剩下的只是黨派利益的競逐，而禁錮人民思想與心靈自由的蛇籠拒馬還在，只不過，解嚴前是用「反共國家安全」將人民圈禁起來，現在是用「反共國家安全」將人民的利益排斥在外。在這個連科學都可以被收買的「相對主義」時代，道理不再依靠真理，而是政治同儕的黨同伐異，只要在立法院掌握多數，「朕即國家、朕即民主、朕即民意…」。 <text:line-break/><text:line-break/>當地時間7月12日，蔡英文過境紐約以「民主轉型的故事」為主旨在哥倫比亞大學誇誇其談台灣的「民主奇蹟」，並將之歸功於「人民的意志，以及對更美好未來的願景」，卻臉不紅氣不喘的要與世界分享她用「國安五法」和「中共代理人法」來恐嚇台灣人民，羅織政敵罪狀的經驗，說是要在「國家安全和言論自由間求取平衡」。她指控「獨裁政府企圖利用民主社會的新聞自由，在我們之間挑撥對立，要讓我們懷疑我們的政治制度，好讓我們對民主失落信心。」並聲稱，當獨裁勢力伸入我們的日常生活，「你開始審查自己的言論和想法，不再和朋友討論時事，因為害怕被竊聽，大部分時間都提心吊膽的前瞻後顧，根本無法好好面對未來。」 <text:line-break/><text:line-break/>她似乎忘記了自己才是執政者，掌控著實行「國家暴力」所有的權力和工具，台灣人民只能用輿論和選票來「監督妳」，無法用竊聽和審訊來「監控妳」。讓人民對民主制度失去信心的是用「民主、法治」的程序全面壓制反對黨，清理政治上的異議人士，逐步侵蝕人民思想與言論自由的獨裁，絕不會是新聞自由。無怪乎，就連向來形象溫吞的馬英九，都罕見地以極其嚴厲的口吻指出：「蔡政府以『國家安全』為名，強行通過修正『國安五法』，加重刑責超過戒嚴時期，以政治操作箝制言論自由與人權，還加碼下會期要完成所謂中共代理人的修法，難道思想犯又要在台灣借屍還魂，這種麥卡錫主義復辟的綠色恐怖令人毛骨悚然。」這正是今天發生在台灣的故事，為了捍衛「民主」，我們正在限縮人民思想與言論自由，連網路的虛擬空間都不放過。 <text:line-break/><text:line-break/>近日來，民進黨當局不顧輿論的反對，強行通過「國安法」及「刑法外患罪」的修正案，以司法作為工具來遂行阻絕兩岸正常交流、交往的政治目的，讓台灣人民再度壟罩在白色恐怖的陰影之下。所謂「國安五法」包括今年5月7日三讀的「刑法部分條文修正案」及「國家機密保護法部分條文修正案」、5月31日三讀的「兩岸條例增訂第五條之三修正案」、6月19日三讀的「國家安全」法部分條文修正案」，以及7月4日通過的「兩岸條例部分條文修正案」。 <text:line-break/><text:line-break/>xxx林燿呈代表台灣地區政治受難人互助會宣讀抗議聲明。（圖／史學敏） <text:line-break/><text:line-break/>「國家機密保護法」修法，除了規定退離職涉密人員須至少管制出境三年、最多可延至六年外，也明定若洩密予中國等敵國，將可處三年以上、十年以下有期徒刑，洩漏絕對機密可加重二分之一，在戰時洩密更可處以死刑；「國家安全法」修法，將網路空間納入「國安範疇」，國安機關得以查處網路攻擊案件，也大幅提高「為敵發展組織罪」刑責，明定為中共發展組織者可處七年以上有期徒刑、一億元以下罰金，軍公教人員涉入「共諜」案，將喪失月退俸請領權利，已支領者也應追繳；「兩岸條例」修法，明定政務副首長或少將以上人員退休後，不可參與中國相關政治活動，有妨害國家尊嚴行為者最重可剝奪月退俸、領一次退者最高處一千萬元罰鍰。此前，還通過增訂第五條之三條文，明定兩岸簽署政治協議時，必須在協商前及簽署後交由國會「雙審議」，且最後必須經「全國性公民投票」通過才可生效，大幅提高雙方談判門檻。 <text:line-break/><text:line-break/>特別是，將「刑法外患罪章」全部適用於大陸、香港與澳門地區，更是公然地推行「漸進式法理台獨」。依據此法104條規定「通謀外國或其派遣之人，意圖使中華民國領域屬於該國或他國者，處死刑或無期徒刑。預備或陰謀犯第一項之罪者，處三年以上十年以下有期徒刑。」如此一來，非但「中華民國憲法」與「兩岸人民關係條例」所定義的，屬於一個主權國家內部的「大陸地區」，從此成為「敵國外患」，台灣民間組織或政黨人士意圖推動一國兩制方案的民主協商，或者僅僅是主張「台灣是中國的一部分」、公開支持兩岸和平統一，就可能面臨「外患罪」的處罰。這是嚴重侵犯人民的政治主張及言論思想自由，「反共國家安全」成為民進黨兩岸政策失能最後的遮羞布。 <text:line-break/><text:line-break/>更有甚者，民進黨擬於立法院下個會期修訂兩岸人民關係條例，通過匪夷所思的「中共代理人法」。據報導，此法預定規範「禁止台灣人民、法人、團體或其他機構為中共黨政軍機關（構）、相關團體或其派遣人之代理人，危害國家安全或社會安定。禁止與中共黨或其代理人從事危害國安之政治宣傳，或接受其指示或委託而為之；以及出席或參加其所舉辦或與其共同舉辦之會議，發表危害國安之決議、共同聲明或相應聲明，違者可處3年以下有期徒刑、500萬元以下罰金。」如此一來，非但包含「海峽論壇」、「國共論壇」、「雙城論壇」以及「紫金山企業家峰會」在內的兩岸民間交流將遭到全面的戕斷，在野統派人士也將成為台獨勢力重點狙擊和清理的對象。 <text:line-break/><text:line-break/>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text:line-break/><text:line-break/>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p>
      <text:p text:style-name="P2">王修亮   |  2019.07.20 12:20   |   <text:a xlink:type="simple" xlink:href="http://palinfo.habago.org/Entry?Command=Information_PrintForum&amp;iPage=2#FORUM37678"><text:span text:style-name="T1">#</text:span></text:a></text:p>
      <text:p text:style-name="P4">最近一直看到這個威權復辟的消息，非常憤怒，只是我不擅長說清楚。正好今天小慧貼出這篇報導，借用了。 <text:line-break/><text:line-break/>我不喜歡說甚麼多行不義必自斃，從歷史來看，行義的人都比行不義的人都死得早死得快，天地不仁，險詐者從來都能舒適的竊據高位，這是無可奈何的事情。不必奢求甚麼公平報應。 <text:line-break/><text:line-break/>這批人此時能抱美國狗腿吃香喝辣，轉頭欺壓自己的人民，將自己的人民當工具玩弄。等到改朝換代，終究仍是他們爭相去抱新的大腿，他們私下也必然已經安排好諸般接觸，爭相諂媚求官，繼續坐在同一個位置玩弄人民。 <text:line-break/><text:line-break/>最無恥的人最怕死，看看那樣的車，那樣的拒馬，那樣的出巡保安陣仗。也最險惡，做得出自己口口聲聲辱罵的事情。 <text:line-break/><text:line-break/>我無法認同，只能秉持自己的信念說話做事。 <text:line-break/><text:line-break/>對於這樣的政府還不知道警惕痛恨，我們活該如此。 <text:line-break/><text:line-break/>http://chaiwanbenpost.net/article/%E3%80%90%E7%8A%87%E5%A0%B1%E7%A4%BE%E8%A9%95%E3%80%91%E3%80%8C%E5%9C%8B%E5%AE%89%E4%BA%94%E6%B3%95%E3%80%8D%EF%BC%8C%E6%B0%91%E4%B8%BB%E7%9A%84%E9%99%BD%E5%85%89%E7%85%A7%E5%B0%84%E4%B8%8D%E5%88%B0%E7%9A%84%E5%9C%B0%E6%96%B9/734?fbclid=IwAR3JD88OEraiHqKqEeMiPJJXrdbd9Gw3wxZ4topEDWYd785qkb3Wbbm4-To</text:p>
      <text:p text:style-name="P2">洋洋   |  2019.07.19 11:05   |   <text:a xlink:type="simple" xlink:href="http://palinfo.habago.org/Entry?Command=Information_PrintForum&amp;iPage=2#FORUM37677"><text:span text:style-name="T1">#</text:span></text:a></text:p>
      <text:p text:style-name="P3">冯韵娴：我24岁经历过的生死边缘，正是西方人说的阿拉伯之春 <text:line-break/>https://youtu.be/c8qbXBybBZw <text:line-break/></text:p>
      <text:p text:style-name="P2">孫從輔   |  2019.07.19 04:18   |   <text:a xlink:type="simple" xlink:href="http://palinfo.habago.org/Entry?Command=Information_PrintForum&amp;iPage=3#FORUM37676"><text:span text:style-name="T1">#</text:span></text:a></text:p>
      <text:p text:style-name="P3">我看了BBC進新疆教培中心採訪的影片，裡面的人身體健康無虞，但在自由上的確受到許多限制，我相信在精神上也會受到強烈(甚至過於粗暴)的對待，不過絕不是和西方媒體報導的那樣慘絕人寰。我認為讓媒體去看看是好事，讓聯合國的人去看看是好事，有更多像陳真醫生那種善意的批評是好事。中共政府摸著石頭過河，邊做邊解決問題的能力很強。我相信在國際的"過度"監督下，新疆的問題會愈來愈少。 至於那些對新疆長治久安毫無興趣，只想打擊中國政府的扭曲批評，不用理會。</text:p>
      <text:p text:style-name="P2">陳真   |  2019.07.18 16:22   |   <text:a xlink:type="simple" xlink:href="http://palinfo.habago.org/Entry?Command=Information_PrintForum&amp;iPage=3#FORUM37674"><text:span text:style-name="T1">#</text:span></text:a></text:p>
      <text:p text:style-name="P4">卡韓政變 (120)：英國人的榮耀？ <text:line-break/><text:line-break/>陳真 2019. 07. 18. <text:line-break/><text:line-break/><text:line-break/>前言 <text:line-break/><text:line-break/>剛剛看到昨天台灣的各家媒體歡欣鼓舞地報導說，英國 "金融時報" 指出："國台辦直接控制台媒 (指中國時報)，吹捧特定候選人(指韓國瑜)。" <text:line-break/><text:line-break/>過去半年來，從美聯社到紐約時報，從CNN到金融時報，同時還包括無數的所謂智庫，西方主流傳聲筒一面倒地企圖以抹紅以及指控反民主反自由來妖魔化韓國瑜；從這樣一種前所未見的境外勢力紛紛 "公然" 介入島內選舉，你就可以明白這場選舉意味著什麼，意味著韓國瑜及韓流的出現超越了西方既有的掌控，意味著這不僅僅是一場島內選舉，更是中美或中西勢力的消長。 <text:line-break/><text:line-break/>韓國瑜並不親中，他只是不仇中。但在島內氛圍及西方人眼裏，只要不仇中、不反華，就是敵人，簡單講就是這樣。 <text:line-break/><text:line-break/>我實在很厭倦反覆批評什麼民主自由這類無恥低能的鳥話。這類鳥話謊言之齷齪如此明顯，難道你真的還看不出來？政治現實中，你似乎只能一直呼喚 "腦殘們" 醒一醒喔，然後不斷講些最基本的東西給他聽，就像在教幼兒園那樣。 <text:line-break/><text:line-break/>2019.07.05. 我寫了底下這段話，我接著再多寫一些。 <text:line-break/><text:line-break/>英國政府最近一再公開對祖國警告嗆聲說："不可對香港人不民主哦，否則我就不客氣了！" 講得好像英國人是香港人的守護神似的。我聽了，腦袋轟轟作響，真不敢相信我的眼睛。 <text:line-break/><text:line-break/>先說結論 <text:line-break/><text:line-break/>大家只要記得這個結論就行： <text:line-break/><text:line-break/>如果祖國對待香港人有任何不好或不民主、不自由之處，假若嚴重程度是 1，那麼，英國政府對待香港或西藏或印度等等等等的不民主與不自由乃至殘酷不人道，嚴重程度就是1000000000000....趨近於無限。 <text:line-break/><text:line-break/>為何趨近於無限呢？因為一般狀況下之所謂不民主、不自由，總是還把對方當成是一個跟自己一樣的人類，但是英國人卻不是這樣想；他在血統上把人種分高低，白人至上，特別是英國人更是至高無上，而其他有色人種則是所謂 "未開化的野蠻人"，甚至只是一種介於人和猿猴之間的動物。 <text:line-break/><text:line-break/>極端狀況下，英國人甚至認為自己是神，而華人、印度人與西藏人等等所謂有色人種，則是一種必須在當 "牠們" 看到神 (即英國人或西方人) 出現時只准在地上爬、而且可以被任意毆打與羞辱的 "動物"。 <text:line-break/><text:line-break/>神與 "動物" 自然是完全無法相提並論的兩種位階。神難道會覺得自己侵犯了人權或哪裏做得不民主不自由嗎？當然不會。神只會覺得不管自己怎麼做都是對的，神聖的，偉大的，慈悲的。 <text:line-break/><text:line-break/>我並沒有誇大，事實就是如此，至少不久之前的過去仍是如此。如果說過去和現在稍微有所改變與收斂，那也不是因為在心態上英國人痛改了前非、認清了自己的醜陋，而只是因為在現實力量上再也無法把別人當成低等生物那樣任意屠殺與虐待。不過，雖然傷人力有未逮，但西方人心態上依舊自覺高人一等，只是不敢再像過去那樣公開說自己是神，或說自己是高貴人種。 <text:line-break/><text:line-break/>花園裏的一場大屠殺 <text:line-break/><text:line-break/>英國人把自己當神有很多例子可循。比方說，各位看過 "甘地" 這部電影吧，裏頭提到一場大屠殺，電影演得很含蓄，輕描淡寫，事實上卻極為血腥而毫無人性。那是英國殖民印度時發生在 Jallianwala Bagh (札連瓦拉花園) 的一場殺戮，史稱 Amritsar Massacre (阿姆利則大屠殺)。 <text:line-break/><text:line-break/>那是一個和平集會，抗議原因是英國通過一項法案叫做 Rowlatt Act (羅拉特法案)；根據該法案，英國官方有權逮捕任何可疑的印度人，並且無須任何審判與罪名，也不用通知家屬，便可直接囚禁入獄兩年。參加這項抗議的人其實並不多，主要是當天剛好也是錫克教的一個傳統宗教節慶日，參加慶典的人很多，有些婦女小孩也都興高采烈來到公園參加慶典；兩個完全不同的活動，恰好在同一地點舉行。 <text:line-break/><text:line-break/>英國向來禁止印度人集會。別說什麼民主，英國人根本不把你當人看。於是，英國派駐印度的 "軍事總司令" 戴爾將軍 (Reginald Dyer) ，馬上就帶領軍隊前來大開殺戒，而且是毫無預警地開火。不但毫無預警，而且屠殺之前竟然還先把花園廣場的主要出口堵住，讓群眾根本無處可逃，旋即展開大屠殺。根據調查報告記載，從戴爾將軍帶隊抵達現場到全面開火屠殺，竟然短短不到30秒鐘。 <text:line-break/><text:line-break/>而且，就如電影所說，打光了一千多發子彈之後才停止，前後殺了十分鐘，估計殺死近千人，幾乎等於是一顆子彈一條人命，存心就是要你的命，完全不把你當人看；而且，就像人們所說的 "朝著水桶射魚" (shooting fish in a barrel)，先把群眾關在一個密閉空間中，然後好整以暇地逐一瞄準，射擊取樂。 <text:line-break/><text:line-break/>我在其它一些文章中也曾提過，美國侵略伊拉克和阿富汗，美軍幾次涉及數千人的大屠殺，也是採用這樣一種 "朝著水桶射魚" 的模式。射完之後，不管死的活的，用推土機就地集體掩埋，形成一個個亂葬崗與萬人塚。 <text:line-break/><text:line-break/>話說當公園的主要出口被堵住後，群眾就往其它四個十分狹窄的對外通道逃命，群眾擠成一團，戴爾將軍竟當場要求士兵瞄準那些擠在出口處企圖逃走的人；不拘男女老幼，一概射殺。 <text:line-break/><text:line-break/>這園區裏頭有一口井： <text:line-break/><text:line-break/>https://bit.ly/2XWuS6C <text:line-break/><text:line-break/>屠殺當下，群眾無路可逃，為了躲避子彈，就拼命往井裏頭跳，溺死了很多人，事後清出了一百二十多具屍體。 <text:line-break/><text:line-break/>戴爾將軍屠殺完畢後便帶隊離去，並隨即發布宵禁命令，不准民眾協助就醫，任由無數傷者留在現場痛苦地死去，其中包括婦女與小孩。<text:line-break/><text:line-break/>這裏有一些相關畫作： <text:line-break/><text:line-break/>https://bit.ly/30CzRLw <text:line-break/><text:line-break/>https://nyti.ms/2V4q0jk <text:line-break/><text:line-break/>事後，引起印度人極大反彈，印度各地紛紛傳出抗議事件，甘地也因此躍上政治舞台，帶領印度人反抗英國統治。英國政府一方面動用飛機槍炮繼續血腥鎮壓，一方面假裝究責，成立所謂調查小組（Disorders Inquiry Committee）。因為調查小組主席叫做亨特，俗稱為「亨特委員會」（Hunter Commission），留下許多答辯記錄。 <text:line-break/><text:line-break/>相關文件顯示，戴爾絲毫不認為自己有錯，甚至表明自己只是動用了 "最小的武力"。英國上議院公開表揚他是個英雄，戴爾將軍的駐印度首長 Michael O'Dwyer 也稱讚這次屠殺是一次 "正確的行動"，一般英國老百姓及許多英國名人更是把他視為英國之光，認為他 "捍衛了英國人的榮耀"。 <text:line-break/><text:line-break/>聽起來很荒謬，但我沒瞎掰，我所講的每一句話都有各種來源的根據，相關文獻資料與書籍非常多。比方說，去年 (2018年) 剛出版的一本書 "India in the 21st Century: What Everyone Needs to Know"，還有一本2015年版的 "劍橋系列叢書"，關於帝國主義與後殖民研究" 之 "Subverting Empire: Deviance and Disorder in the British Colonial World"，裏頭就有許多相關資料： <text:line-break/><text:line-break/>https://urlzs.com/s2ER9 <text:line-break/><text:line-break/>更令人髮指的是：戴爾將軍的答辯錄裏頭如此記載：當調查小組詢問戴爾為何要堵住出口然後再進行屠殺時，戴爾回答說："那是因為我的這項軍事行動並不是要驅散群眾集會，而是為了給不遵守集會禁令的印度人一點懲罰"；好讓他們學會服從與尊敬，服從英國法律，尊敬尊貴的英國男女。 <text:line-break/><text:line-break/>有些資料寫說戴爾將軍是用機槍掃射群眾，其實不對，是用步槍，不是機關槍；倘若用的是機關槍，恐怕就不只死一千人，因為當天主要都是來參加宗教節慶的民眾，包括一些婦女和小孩，大約有兩萬人在現場。但是，戴爾之所以沒有用機關槍掃射，並不是因為他很慈悲 (他確實覺得自己很慈悲，因為殺太少了)，而是因為那天他派來了幾輛佈署機關槍的軍車，準備大開殺戒，卻因車子體積太大，開不進去，於是只好臨時改由幾十名士兵攜帶步槍進場屠殺，直到把所有子彈全部打光才罷手。 <text:line-break/><text:line-break/>甘地是個言語溫和的人，但他卻經常用 "惡魔" 一詞來形容英國人的心態與作為。 <text:line-break/><text:line-break/>英國人的榮耀 <text:line-break/><text:line-break/>問題是：為何如此慘絕人寰泯滅人性的一場大屠殺，現場指揮屠殺的軍事將領，卻成為英國人所推崇的 "國家英雄"、說他 "捍衛了英國人的榮耀"？倫敦大學歷史系教授 Kim Wagner 寫的一篇書評或許回答了這個問題： <text:line-break/><text:line-break/>https://reviews.history.ac.uk/review/1224 <text:line-break/><text:line-break/>這篇書評，針對倫敦大學國防研究系教授 Nick Lloyd 在2011年出版的一本新書 "The Amritsar Massacre: The Untold Story of One Fateful Day"。如 Wanger 所說，這書重新定義了這場大屠殺，把責任推給被屠殺的印度民眾，指稱他們一旦來到集會現場便是一種違反集會禁令的犯罪行為，並且懷著一種不願服從英國統治的犯罪心態。在該書作者的描述中，凡是反抗英國統治者無非就等同於罪犯，因此罪有應得。作者並稱頌戒嚴令的頒布旨在教導印度人明白 "忠誠與榮耀" 的重要性，並指稱據以任意逮捕印度人、無罪囚禁可長達兩年的羅拉特法案，乃是為了保護印度人，而印度人卻對此不知感恩云云。 <text:line-break/><text:line-break/>Wanger教授以 "白種人的負擔" 來形容這樣一種唯我獨尊的種族優越感及帝國主義心態。簡單說就是白種人好辛苦好高貴哦，每天到處姦殺擄掠、擴張帝國版圖，為的就是要幫助有色人種這些低等生物，結果反而還被責怪，甚至因此害戴爾將軍被迫提早退休，真是很無辜，於是當然就會被西方同胞們視為 "國家英雄"，因為他 "捍衛了英國人的榮耀"。 <text:line-break/><text:line-break/>2013年2月，英國首相卡麥隆造訪慘案現場，表達遺憾。今年四月，英國首相梅伊對此一屠殺事件發表了一篇又是 "感到遺憾" 的官方聲明，但英國官方至今始終拒絕道歉。 <text:line-break/><text:line-break/>爬行命令 <text:line-break/><text:line-break/>另外，必須一提的是：阿姆利則大屠殺發生的前兩天，還發生了另一個事件。有位英國女傳教士當街無故遭到一群印度人的毆打與騷擾，後來被另一群印度人救出來。戴爾將軍知道此事後，就簽署了一道命令，也就是惡名昭彰的 "爬行命令" (crawling order)，規定每個印度人在通過這位英國女傳教士被毆打的街道時，必須五體投地像昆蟲那樣緩緩爬行，雙手雙膝和腹部都必須接觸地面，磕頭跪爬。 <text:line-break/><text:line-break/>這是收藏在倫敦 "陸軍博物館" 的一張當年 "爬行命令" 的現場檔案照片： <text:line-break/><text:line-break/>https://bit.ly/2JT7GBk <text:line-break/><text:line-break/>面對調查小組成員的質問，戴爾將軍說： <text:line-break/><text:line-break/>"印度人在他們的神面前，總是把臉貼在地上，跪地爬行。我想讓他們知道，任何一位英國女士，就如同印度教的神明一樣神聖，因此，印度人當然也必須在她的面前爬行。" <text:line-break/><text:line-break/>調查員接著問，"可是，人們每天都得經過那條街去市場買菜、購物啊"，意思是說，你怎麼可以叫印度人每天這樣爬進爬出呢？戴爾將軍回答說： <text:line-break/><text:line-break/>"如果他們是人，怎麼會 (面對神明時) 把臉貼在地上這樣爬？他們住在一整排相連的平頂房子裏，像人類一樣在屋頂走路。" <text:line-break/><text:line-break/>我覺得這回答有點怪，聽不太懂，於是剛剛請教了英國史專家李教授，學姊一開始以為我是在講 "寄生上流"，後來說： <text:line-break/><text:line-break/>"英國在十九世紀就充滿了富人住上層、窮人則地底求生的這種意象的文學或文化論述，H. G. Wells 的 'The Time Machine' 就是這樣。H. G. Wells 的父母是工人階級，住的就是像電影 '寄生上流' 一樣的地下室，每天從通氣窗看著地面上的人穿著靴子走來走去。我都懷疑這電影是熟悉英國文學的人所編劇。" <text:line-break/><text:line-break/>聽完學姊的解釋，我想，戴爾將軍的意思似乎是說：印度人不是人，他們只是一種應該在地上爬的動物，但他們有時候卻跑到地面上來，學人類那樣走路。 <text:line-break/><text:line-break/>戴爾將軍另外還簽署了其它一些荒唐的法令，比方說授權英國警察可以逕行公開鞭打印度人而不需要任何理由。 <text:line-break/><text:line-break/>罄竹難書 <text:line-break/><text:line-break/>也許有人會說，戴爾只是一個奇葩特例。事實不然。戴爾反映的是西方人幾百年來的普遍心態，而非特例。當然，戴爾的罪行，如果跟當時的英國首相邱吉爾之反人道戰爭罪行及種族歧視之荒唐作為相比，那真是完全沒法比了。比方說，早在希特勒之前，邱吉爾就鼓吹戰爭必須優先屠殺小孩和婦女，必須先轟炸平民社區再炸軍事設施，甚至鼓吹用毒氣把野蠻人即有色人種全殺光。他在擔任英國首相時，在日記裏頭這麼寫的： <text:line-break/><text:line-break/>"I cannot understand this squeamishness about the use of gas....I am strongly in favour of using poisoned gas against uncivilised tribes," (我始終不明白，使用毒氣有什麼好大驚小怪？...我強烈主張用毒氣來對付那些未開化的野蠻人。) <text:line-break/><text:line-break/>邱吉爾還把人種排高低，信仰基督教的白人至高無上，贏過信仰天主教的白人，至於其它有色人種也有排名，印度人似乎還比亞洲人高一級，而非洲人則墊後。邱吉爾曾經對巴勒斯坦皇家委員會 ( Palestine Royal Commission) 悍然表示，他從不覺得美國或澳洲白人殺害印第安人或黑人等等等有什麼不對。他說，這只是讓高級優秀人種做他該做的事，如此而已。(原文是這樣說的： "I do not admit for instance, that a great wrong has been done to the Red Indians of America or the black people of Australia. I do not admit that a wrong has been done to these people by the fact that a stronger race, a higher-grade race, a more worldly wise race to put it that way, has come in and taken their place.") <text:line-break/><text:line-break/>1943年，印度發生饑荒，當時仍是英國殖民地，邱吉爾不但不賑災，反而把更多糧食送走，拿去做為英軍儲糧，導致三百萬人餓死。邱吉爾不但不覺得這樣做很沒有人性，反而怪罪印度人生太多小孩，嘲笑印度人 "像兔子那樣很會生" ("breed like rabbits")。 <text:line-break/><text:line-break/>我可以繼續一直寫下去，寫來滿紙污穢，罄竹難書，根本寫不完。 <text:line-break/><text:line-break/>人們爭相當漢奸 <text:line-break/><text:line-break/>各位知道我對新疆的所謂 "再教育營" 是相當不滿的，因為，我認為在政策執行上應該更文明點。中共高層很好，在我看來是一個跡近完美的政府，但大陸地方政府卻良莠不齊，甚至相當野蠻。但是，當我看到西方各國不斷拿新疆這事大作文章時，我就無言了。x它媽的這能比嗎？中共如果有什麼地方沒做好，跟西方人的血腥殘暴能比嗎？就如同我這文章開頭所說，那不僅僅是1跟100000000....的差別，更是1和無限之落差。 <text:line-break/><text:line-break/>然而，血腥殘暴的一方，卻居然每天扮演可愛的民主小天使，扮演自由的守護神，每天指控相對十分良善而且對世界和平與人類福祉做出巨大貢獻的一方。任何人，除非腦子進水，要不就是良心被狗吃了，否則他怎麼可能會在一善一惡落差如此巨大的狀況下，卻選擇了邪惡的一方？更令人難以原諒的是居然當起漢奸，為了私利，幫助敵人來傷害自己的同胞。 <text:line-break/><text:line-break/>英國國家廣播電台(BBC) 報導，過去香港的所謂 "佔中" 或什麼 "雨傘革命"，並不是單純的民間即興事件，而是由西方境外勢力協助策畫長達兩年的反中行動。這次的 "反送中" 當然也一樣，每個事件其實都是由CIA一手主導。我通常不太想引用這類報導，因為往往太過於輕描淡寫，講得好像只是一種 "協助" 或 "幫忙訓練" 如何製造動亂以打擊中國。但事實上，這不是什麼協助，而是一手策畫，而且不是一朝一夕，而是幾十年來的情治滲透與把持，把香港當成西方殖民地，如入無人之境，儼然另一個政府。 <text:line-break/><text:line-break/>台灣當然就更不用說了，阿扁已經說得夠清楚。他說，台灣真正的統治者是 "美國在台軍政府"；所謂總統，只是聽命辦事，是一種執行角色，連美國在台協會 (AIT) 的一個小官員都比不上。這也是為什麼阿扁當時聘請律師到美國打越洋官司的原因，藉以申訴自己無罪，訴說自己只是聽命行事，甚至說台灣的法律無法適用在他身上，因為他做為總統，只是美國在台軍政府的一個執行者，要求美國法院立即撤銷台灣法律的判決，還他自由云云。 <text:line-break/><text:line-break/>阿扁頭腦很清楚，句句都講到重點，而這才是島內政治的基本事實架構。香港不至於如此荒唐，但也好不了多少。 <text:line-break/><text:line-break/>看西方媒體每天講那些什麼民主自由的鳥話，實在很煩。英國殖民香港幾時給過香港人什麼民主選舉或集會結社的自由？零！一點也沒有，完全就是殖民統治。但是，當中共在香港開放實施特首選舉時，所謂 "佔中" 所炒作的理由卻是說中央立法不公，介入香港選舉云云。這種睜眼瞎話，真是有夠它媽的無恥。 <text:line-break/><text:line-break/>這回 "反送中" 也一樣，天底下有這種事嗎？西方國家可以引渡香港罪犯，但是中國中央政府卻居然不能引渡自己領土上的罪犯？那就好像說劍橋市民跑到倫敦犯了滔天大罪之後，又逃回劍橋，然後就不用接受英國政府的法律制裁了，大大方方在劍橋逍遙法外。就算要引渡，也只能引渡到英國以外的國家，絕不能送回倫敦，否則就是反人權反民主，必須發動 "反送英" 抗爭。 <text:line-break/><text:line-break/>至於英國殖民香港期間，好幾次抗議事件，打死了幾百人，一會兒宵禁，一會兒戒嚴，動輒偵騎四出，搜捕數千人，濫抓濫打，不成比例地大量使用武力，難道英國人自己都忘了？我在英國住了十年，深知英國警察對付抗爭人士哪有像對待反送中群眾那麼客氣的？我實在看不出來香港警察哪裏傷害了什麼人權、中共又傷害了什麼民主自由？逃犯條例又究竟是哪一點違反了自由與人權？ <text:line-break/><text:line-break/>結語 <text:line-break/><text:line-break/>這世界真的很荒唐，雞毛蒜皮事每天無限擴大渲染，講得好像是什麼人類文明的浩劫，藉以刻意製造動亂，打擊中國。但西方人自身卻又好話說盡，壞事做絕，天天侵略血洗他國，姦殺擄掠無日無之，卻又說成是維護世界和平、捍衛民主自由與人權。人們如此腦殘，連這樣也會信，我實在覺得很無奈。 <text:line-break/><text:line-break/>所謂不信青史盡成灰，不信東風喚不回，我手上這枝筆，寫了大半輩子，寫掉一個青春，寫掉兩個家庭，究竟能給人們帶來什麼正面的助益，我也不知道，似乎一切只是徒勞，但我能做的也只是這樣了。 <text:line-break/><text:line-break/>後記 <text:line-break/><text:line-break/>好幾天沒睡覺，今天依舊精神萎靡之際，亂七八糟匆匆忙忙寫了這篇七千多字文章。原本想回頭看一遍，把它改通順點，但沒時間也沒力氣了。每天忙到爆，現在寫東西就像消防隊救火那樣，只能用最快速度拼命搶時間，五分鐘、八分鐘，能有多少零碎時間，能寫多少算多少，不求通順與修辭了。</text:p>
      <text:p text:style-name="P2">qegg   |  2019.07.18 09:30   |   <text:a xlink:type="simple" xlink:href="http://palinfo.habago.org/Entry?Command=Information_PrintForum&amp;iPage=1#FORUM37673"><text:span text:style-name="T1">#</text:span></text:a></text:p>
      <text:p text:style-name="P3">轉貼一篇微信文章，請大家打開鏈結看照片。 <text:line-break/><text:line-break/>https://mp.weixin.qq.com/s?__biz=MjM5NTMyNzU3NA==&amp;;mid=2649812124&amp;;idx=3&amp;;sn=771dae3c0ececb0436f59fbd8117e0a2&amp;;pass_ticket=RzP9c9VvFdpu2PymD7wBMpXm4vKR8rmN40aUn%2BLD%2Fw9zxJVXb6yX3gArmea7ZY8U <text:line-break/><text:line-break/>=============================================== <text:line-break/>指揮襲擊香港警察的外國人身份曝光，竟是這等渣滓 <text:line-break/><text:line-break/>原作:厲害了兄弟連 <text:line-break/><text:line-break/>香港的這場風暴並不是突然來臨的…… <text:line-break/><text:line-break/><text:line-break/><text:line-break/>早在今年3月，香港反對手派人士就訪問美國，5月又一撥反對派人士訪問美國，美國國會的「美中經濟與安全審查委員會」主席與副主席接見了這些反對派人士，美國眾議院議長佩洛西兩次見了到訪的香港反對派，美國國務卿蓬佩奧在5月見了香港反對派人士，並攻擊修訂條例「威脅香港的法治」，香港反對派人士在這期間還去了加拿大、德國等西方國家。 <text:line-break/><text:line-break/><text:line-break/><text:line-break/>正是因為有這些國際勢力的公開支持和呼應，才使得香港別有用心的反對派人士一步一步將香港一次正常「修例」的司法行為引向了「暴亂」，越來越多不明真相的香港民眾被裹挾到了這一事件中，香港因而陷入了重大社會危機。 <text:line-break/><text:line-break/><text:line-break/><text:line-break/>這次港獨民粹分子挑動香港暴動是直接與境外勢力相勾結，由美國中央情報局在暗中指揮，而台灣情報部門和台獨勢力也參與其中，兩股勢力再次合流聯手製造。 <text:line-break/><text:line-break/><text:line-break/><text:line-break/>一夥外國人在組織、指揮著這些活動 <text:line-break/><text:line-break/>多名穿黑T恤的金發外籍人士現場指點 <text:line-break/><text:line-break/><text:line-break/><text:line-break/>在港獨暴動現場，有一名外國人在暴動現場培訓港獨分子，指揮他們對香港警察進行暴力襲擊，每一個見過視頻或照片的人都印象深刻。<text:line-break/><text:line-break/><text:line-break/><text:line-break/>而他在這次港毒暴行中，一直都起著組織、指揮並培訓的重要角色。香港愛國人士在尋找此「鬼」。 <text:line-break/><text:line-break/>香港愛國人士發來消息，對這名鬼佬的真實身份進行了大揭底。 <text:line-break/><text:line-break/><text:line-break/><text:line-break/>這名身材魁梧、強壯的外國人叫Brian Patrick Kern，是一名美國人。他目前的公開身份是香港國際學校的退休教師。自1990年起，Brian Patrick Kern就在很多國家裡開設所謂的「人權」課程，對該國學生進行親美洗腦，培訓該國學生遊行、示威，推行YAN色革命。 <text:line-break/><text:line-break/><text:line-break/><text:line-break/>1989年他在土耳其教學，他的庫爾德學生與當地軍政府爆發戰爭，局勢動盪下，同年七月他離開土耳其，獲聘到中國內地大學任教。 <text:line-break/><text:line-break/><text:line-break/><text:line-break/>愛生事的他於1990年6月在大學發起罷課，校方不予續約後，Brian到美國修讀博士學位，其後在挪威、印度、南蘇丹等地教書。 <text:line-break/><text:line-break/><text:line-break/><text:line-break/>2009年時，他曾在中國擔任過大學的外語教師，可是他教授的主要內容卻是對中國學生進行相同的親美、反華的洗腦，教唆、組織學生罷課，被校方發現後解聘。離開中國內地後，當年起他的工作轉移到香港特區，來到漢基國際學校做英文教師。 <text:line-break/><text:line-break/><text:line-break/><text:line-break/>可是他的主要工作不是教授英文，而是搞了一個一年制的所謂的「人權」課程，透過多達7個項目，對香港學生進行反華、親美的洗腦，灌輸妖魔化中國的內容，並向香港學生傳授如何遊行、示威。Brian曾是聯合世界書院紅十字挪威分校的受聘教師。 <text:line-break/><text:line-break/><text:line-break/><text:line-break/>根據一份2004年該校辦的亞洲人權國際青年工作坊，項目負責導師之一便是Brian。特別是Brian Patrick Kern曾帶領香港學生組團到印度，去印度的西藏兒童村，該村由達賴喇嘛的妹妹Jetsun Pema經營，Brian安排學生與村內的藏獨組織成員見面。 <text:line-break/><text:line-break/><text:line-break/><text:line-break/>2011年民陣遊行，時任漢基英文老師的Brian帶同數名學生遊行，並接受傳媒訪問發表反華論。一名參與Brian的「人權課」學生聲稱「特別關心中國的人權狀況」。 <text:line-break/><text:line-break/><text:line-break/><text:line-break/>特別是，Brian Patrick Kern曾帶領香港學生組團到印度，學習藏毒。 <text:line-break/><text:line-break/><text:line-break/><text:line-break/>Brian2009年前來港定居前，Brian曾在國際特赦組織的人權教育組工作四年，向十五個國家的學校提供課程。2009年移居香港後在漢基國際學校做英文教師時，根據校方資料，他在課餘搞了個一年制的所謂人權課程，透過七個項目向學生傳授如何組織請願及留守等示威技巧。2011年民陣遊行，時任漢基英文老師的Brian帶同數名學生遊行，並接受傳媒訪問發表反華論。一名參與Brian的人權課學生聲稱特別關心中國的人權狀況。 <text:line-break/><text:line-break/><text:line-break/><text:line-break/>而Brian的系列活動，資金來自美富商索羅斯的「開放社會基金」。 <text:line-break/><text:line-break/><text:line-break/><text:line-break/>另據媒體早先發現，在香港「佔中」搞手戴耀廷身後也有索羅斯的身影，他與索羅斯成立的「開放社會基金會」（Open Society Foundations）（下文簡稱「開放」）之間的關係千絲萬縷。 <text:line-break/><text:line-break/><text:line-break/><text:line-break/>早在2015年，「開放」便活躍於戴耀廷現職的香港大學（簡稱「港大」）法律學院及曾任副主任的香港大學比較法與公法研究中心CCPL，「開放」資助的機構還屢次為戴耀廷出書； <text:line-break/><text:line-break/><text:line-break/><text:line-break/>「開放」還在香港舉辦攝影展，展出作品更是刻意激化香港與內地的矛盾。去年6月，DC LEAKS網站披露2500多份機密文件，主要涉及「開放」向全球幾百名政客提供資金，以策劃、贊助各地異見者或組織。據大公報查閱其中一份涉及2015年2月19至20日亞太區董事會的會議紀錄，東亞項目總監Thomas Kellogg在會議上提出，研究以接受「開放」資助的合作夥伴作為推動機制的可行性，並研究制定推動計畫，影響主要亞洲國家的外交政策，包括中國、印度、日本、印尼、新加坡，中國台灣地區也在其中。 <text:line-break/><text:line-break/><text:line-break/><text:line-break/>為什麼Brian Patrick Kern會選擇香港漢基任教，我們不得不詳細介紹一下這所香港大名鼎鼎的富豪子弟學校，就讀的學生非富即貴。 <text:line-break/><text:line-break/><text:line-break/><text:line-break/>首富李超人的第三代都就讀於此，我們的「馬爸爸」也曾將自己的孩子送入漢基就讀。 <text:line-break/><text:line-break/>首富李嘉誠的長孫女李思德於1996年出生，曾就讀本港的漢基國際學校，在漢基的學生雜誌《校話》中，她曾以中文名「李思德」撰文，並擔任編委會委員及高級中文編輯。 <text:line-break/><text:line-break/>因此，選擇在漢基學校對富貴上流社會的子女洗腦，Brian Patrick Kern可謂是用心險惡。 <text:line-break/><text:line-break/><text:line-break/><text:line-break/>而這次港毒的暴行中，Brian Patrick Kern終於走向了前台，親自出馬培訓並指揮港毒分子，教授他們如何破壞法治、包圍並襲擊香港警察。 <text:line-break/><text:line-break/><text:line-break/><text:line-break/>在現場的人群中，他公開用英文大叫「不要後退」，並親自給暴徒演示如何污辱、襲擊香港警察。 <text:line-break/><text:line-break/><text:line-break/><text:line-break/>那麼，在這個世界上，哪個國家的哪個組織才會這麼幹呢？ <text:line-break/><text:line-break/><text:line-break/><text:line-break/>只有美國，臭名昭著的美國中央情報局：CIA。 <text:line-break/><text:line-break/><text:line-break/><text:line-break/>所以，Brian Patrick Kern其實就是CIA的特工。這些場景，我們在美國好萊塢大片中見識的太多了，只不過這一次是活生生發生在眼前。 <text:line-break/><text:line-break/><text:line-break/><text:line-break/>長期以來，香港不僅是全球三大金融中心之一，在中國對外開放戰略中具有特殊重要性，而且這裡還是全球各國競相佈局的情報中心，僅美國在香港領事館就派出了近1000人的工作人員，比派往很多國家大使館的工作人員還要多，其目的就是在香港這個「自由港」收集情報，並進行針對我天朝的顛覆活動，香港一直是全球情報機構激烈較量的主戰場。 <text:line-break/><text:line-break/><text:line-break/><text:line-break/>那麼，這一次美國為何要如此積極地插手香港事務呢？究竟《逃犯條例》的修訂在哪裡戳中了美國的痛點呢？ <text:line-break/><text:line-break/><text:line-break/><text:line-break/>修訂前的《逃犯條例》使得各國情報組織機構以及情報販子可以在這裡方便地進行情報活動，而不用擔心因間諜罪等被引渡到已經與香港簽署引渡條約的20個不包括大陸、台灣、澳門在內的國家和地區。 <text:line-break/><text:line-break/><text:line-break/><text:line-break/>但是，一旦逃犯條例修改，中情局或者台灣情報人員在香港從事危害中國國家安全的間諜活動，因為外交和國家安全事務香港特區政府無權處理，間諜就只能被移交給大陸受審，而美國是絕不可能允許此類事件發生的，正是這一點結結實實地踩在了美國人的痛腳之上。 <text:line-break/><text:line-break/><text:line-break/><text:line-break/>而包括中國台灣地區、澳大利亞、英國等西方情報機構如果侵犯中國國家安全，那麼中方亦可經由香港實施抓捕並移交大陸審判，這將極大的震懾國際反華集團。 <text:line-break/><text:line-break/><text:line-break/><text:line-break/>而《逃犯條例》修改中第二項則是改動《刑事事宜相互法律協助條例》，就是香港執法部門可以接受包括大陸在內其他國家、地區的要求，在香港開展搜查活動，凍結疑犯財產，把證據交供給提出要求的國家，用於他們的司法審判。 <text:line-break/><text:line-break/>貿易戰看不見硝煙瀰漫，俯視之下卻是血流成河…… <text:line-break/><text:line-break/><text:line-break/><text:line-break/>國家安全重於泰山！ <text:line-break/></text:p>
      <text:p text:style-name="P2">陳真   |  2019.07.17 01:12   |   <text:a xlink:type="simple" xlink:href="http://palinfo.habago.org/Entry?Command=Information_PrintForum&amp;iPage=1#FORUM37672"><text:span text:style-name="T1">#</text:span></text:a></text:p>
      <text:p text:style-name="P3">1997年，來到英國求學，事先花了幾千元買了一台相當沉重的打字機，準備寫論文用。那時候，電腦已經發明了，而且也有了email，但我還不太會使用；一部份是出於排斥科技的心理，畢竟從九零年代起，我連電話都幾乎不用了 (太過於侵略性)，何況什麼 email。 <text:line-break/><text:line-break/>第一次聽說email這玩意兒是在大約1996年，當時腦海閃過的第一個疑問是：郵票要貼哪？ <text:line-break/><text:line-break/>直到大約1999年春天，我才被迫屈服於科技時代，開始心不甘情不願地使用 email。在這之前，學校老師跟我連繫都是透過室內電話傳真，要不就是實體信件。要是可以回到飛鴿傳書的年代，我會很樂意養兩隻鴿子幫我送信。 <text:line-break/><text:line-break/>至於網路搜尋，那更是21世紀後才學會的事了。我還記得第一次跟我提到google的人，是一位劍橋認識的好朋友，應該稱得上是個數學天才。 <text:line-break/><text:line-break/>雖然個人 "科技使用史" 相當落後，但我卻從1998年就開始研究 AI (人工智慧)，包括相關之認知科學及神經生物學，特別是有關 AI 的哲學部份及 Philosophy of Mind，更是下過一番苦工夫。1999年，寫了篇 "AI與維根斯坦" 的論文。 <text:line-break/><text:line-break/>那個年代， AI並不流行，甚至還有點冷門。我所就讀的劍橋國王學院 (King's College) 之電腦室，取名就叫做 Turing Room，因為Alan Turing 也是隸屬這所學院。不過，直到上個世紀末， Turing 仍不為人所知。 <text:line-break/><text:line-break/>他死了將近半個世紀，人們方才意識到他的重要性。生前，像個醜聞那般存在；自殺死後，隨即消失於人們的記憶之外。十多年前，隨著 AI 的興起，Turing 也才重新回到人們的記憶之中，如今卻已無人不知無人不曉，儼然一個新世紀的啟蒙者。 <text:line-break/><text:line-break/>20年前，也就是1999年的某一個並不特別的夜裏，秋夜依舊寒涼，不知道為什麼，卻突然想到Turing，於是就憑著記憶，隨手給他寫了篇文章，叫做 "危險的實驗—Alan Turing 的故事"。其實，打動我心者，並非他的思想與成就，而是他的無辜與沉默；總的來說，是他異類般孤獨的存在，讓人悲從中來。 <text:line-break/><text:line-break/>Turing念數學系，但他同時也是維根斯坦的學生，因為維根斯坦的哲學重心，如他自己所說，就是數學哲學；他當時在劍橋開了一門課，叫做 "數學的基礎"，Turing就是其中一位學生。 <text:line-break/><text:line-break/>AI如今紅紅火火，人人朗朗上口，連一個島內選舉都 AI、AI、AI個不停。但是AI真有那麼偉大而重要嗎？某個意義上，我是很不以為然的。至於如何個不以為然，就沒法細說了；也許可以用維根斯坦在 "Philosophical Investigations" 卷頭語所引用的一段話來表達。那段話出自19世紀初一位奧地利劇作家 Johann Nestroy的一個劇本。那段話是這麼說的： <text:line-break/><text:line-break/>"進步之本質，就在於它看起來總是比實際上還偉大。" <text:line-break/><text:line-break/>那到底是偉大還是不偉大？當然沒個準則。我是覺得一點都不偉大。 <text:line-break/><text:line-break/>一直到現在，我的抽屜裏都還放著一堆稿紙捨不得丟，二十多年了，全已泛黃。以前寫文章，都是一格一格慢慢爬，爬滿了一頁，就是600個字。有時一星期就要寫掉一兩隻原子筆。後來，有了電腦，寫東西比以前快上好幾倍，但是快沒有用，寫出來的東西並沒有更好，說不定還更爛。 <text:line-break/><text:line-break/>以前，等待一封信的往返，動輒幾星期或幾個月。現在呢，光是一天就能收到好幾百封，甚至上千。可是，人與人的溝通與感情有比較好嗎？一點也沒有，甚至更加疏遠，誤解更甚。我倒寧可飛鴿傳書千里，稀有、緩慢卻很真實。 <text:line-break/><text:line-break/>若要說科技帶來便利，其實也談不上。過去人們花在寫信回信的時間非常少，頂多一個月寫上兩、三封信，現在一般人卻幾乎是無時無刻浸泡在無謂的文字往返與垃圾資訊大海中，人們的世界卻更小，理解力更差，人與人之間離得更遠。 <text:line-break/><text:line-break/>現在的人沒有手機應該會活不下去，但是以前的人不也一樣活得好好的？到底科技進步是怎麼個進步法，恐怕只是一種錯覺。人還是一樣是人，一樣的人性，一樣的悲歡，一樣的孤獨。 <text:line-break/><text:line-break/>================== <text:line-break/>危險的實驗—Alan Turing 的故事 <text:line-break/><text:line-break/>陳真 1999. 11. 25. <text:line-break/><text:line-break/><text:line-break/>「毒液浸透蘋果，讓沉睡般的死亡也隨之穿透。」（Dip the apple in the brew. Let the sleeping death seep through.） <text:line-break/><text:line-break/>這是「白雪公主和七個小矮人」中巫婆吟唱的歌；1939年，Alan Turing 結束他在普林斯敦尚未完成的博士論文回到劍橋，急切地趕到地方電影院看這齣戲。據說他對這首「巫婆之歌」印象深刻，經常學唱。傳記作者以其信函遺物，指出他早藏死志。不管是否如此，15年後，Turing 總算自己演了這一幕—在他每天睡前習慣要吃的蘋果上沾了氰化物，結束短暫的一生（1912-1954）。 <text:line-break/><text:line-break/>這只不過是發生在四十多年前的往事，書上各種景物描繪，對照眼前這個劍橋國王學院（King's College），可說毫無兩樣。往事歷歷，栩栩如生，聽起來卻像個童話故事；不需動用任何形容詞，都能感受此事哀傷。 <text:line-break/><text:line-break/>Turing 是數理邏輯學者，後人尊稱他是「電腦之父」。但我相信，以其個性，大概不會喜歡這樣一個稱號。他同時也是最早提出「人工智慧」（Artificial Intelligence）概念的人。在他極其短暫、卻和英國社會格格不入的一生中，最風光的一件事，大概就是他系統性地解開希特勒陣營所發出的一連串關鍵密碼；許多人把盟軍打勝仗的功勞，歸給他神乎其技的解碼功力。 <text:line-break/><text:line-break/>正確來說，Turing 並不是死於「毒蘋果」，而是死於「巫婆的詛咒」。1952 年，他工作完回家，發現家裏失竊，於是報警處理。這樣一個簡單的動作，不料卻投下死亡陰影。精明的警方趕至現場，立刻察覺他和另一位男士同住一房。於是，小偷沒抓到，他卻反而被警方逮捕了，罪名是「下流猥褻」（gross indecency）。 <text:line-break/><text:line-break/>許多人相信，以他解開希特勒密碼的種種戰時功勳及劍橋教授身份，要擺脫這樣一個羞辱，其實輕而易舉，可是他卻不是那種會玩弄這類手腕的人。於是，經過一番司法折磨與羞辱，他被判了刑；更令他難堪的是，他被強制移送精神科接受荷爾蒙「治療」，以「調整」他對同性不該有的愛。 <text:line-break/><text:line-break/>Turing 自小個性「古怪」，不修邊幅，從小就是班上最容易弄髒身體的人，全身上下經常到處沾滿墨汁；加上口吃，以及過度偏重興趣的不平衡學業表現，使他一直無法在強調「優雅」以及「均衡出色」的私立學校中和那些往往是權貴子弟的同學們發展出良好的人際關係。更糟的是，他似乎也不打算改變自己來適應團體。 <text:line-break/><text:line-break/>Turing 沒有完成博士學位，但仍受聘於劍橋任教。母親一貫視他如小孩，彷彿永遠長不大，經常勸他要顧「形象」，叫他每天要整理頭髮、修指甲、刮鬍子，要有個學者的樣子。他的同事和朋友形容他「難以理解」、「不和體制妥協」，形容他深陷知識的探索卻似乎無一事當真，是個「謎」一樣的人物。劍橋國王學院「當局」也盡量「容忍」他在學院內種種不顧教授體面的「幼稚」行徑。 <text:line-break/><text:line-break/>傳記作者說，在世人普遍誤解他的當時，或許還有那麼一把能藉以理解他的「鑰匙」存在。但是，作者感嘆，往事已矣，經過了這麼多年，這把能理解他的「鑰匙」如今似乎已不可尋。 <text:line-break/><text:line-break/>Turing 雖然「怪」，據說有憂鬱傾向，言談之間經常談到有關死亡的話題，但他平時其實相當開朗，同性戀官司的恥辱，卻給了他重重一擊。長期的賀爾蒙藥物強制「治療」，更使他長跑健將的體格出現許多異樣，比如他形容自己「竟然長出了乳房」。 <text:line-break/><text:line-break/>種種身心打擊，使他比往日更加埋首研究，彷彿要以工作來埋葬自己，每天花十幾個小時在研究工作上。可是，研究工作並不怎麼順利，學術上並沒有做出什麼成績，周圍一些同事，形容他是「一團黑色笑話」。 <text:line-break/><text:line-break/>1954 年 6 月 7號，他和往常一樣，睡前吃了一顆蘋果，自此長眠。此一自殺事件，查無他殺嫌疑，於是很快就結了案。Turing 有關於「心靈」(mind) 的思想，被他的老師羅素推崇為「具有深沉的哲學意涵」，卻在他自殺死後二、三十年才逐漸為學界所重視。在當時，他的死，雖然在熟人之間引起一陣八卦議論，但很快就被遺忘，世人也不再對這一團「黑色笑話」感興趣。 <text:line-break/><text:line-break/>只是，讓朋友和家人納悶的是，他為什麼要在「這個時候」自殺呢？災難已逐漸遠離，令人難堪的「心理治療」和「賀爾蒙治療」也早已結束一年，為何此時才自殺？而且，他面對災難挫折時所表現出來的氣度和勇氣，顯然不像是個會自殺的人。 <text:line-break/><text:line-break/>沒有任何徵兆，沒有任何遺言，Turing 就這樣走了。他固執的媽媽於是舉了許多例子，說他從小喜歡做各種「危險的實驗」，經常釀禍，堅信這不是自殺，堅信這只是一場「實驗意外」。不過，很顯然Turing 是故意讓這個「意外」發生。就像睡覺一樣，Turing躺在床上，沒有留下片語隻字，安靜地離開了這個世界。 <text:line-break/><text:line-break/>遺體迅速火化，只有母親、兄弟和一兩位朋友到場送別，沒有任何紀念儀式。世人對他的記憶，就和他的骨灰一樣，迅速隨風飄散。一直到最近幾年，英國社會似乎才突然「良心發現」曾經虧待了這樣一個真誠木訥的老實人。或者，更正確地說，英國社會似乎突然發現原來 Turing 的學術成就還真的蠻重要的，所以開始「紀念」起他來了。 <text:line-break/><text:line-break/>我知道英國民間有一群人正打算向社會大眾募款，擇地建造銅像；國王學院也一直到去年（1998），才突然「心血來潮」，在以他命名的電腦室（Turing Room）樓梯口，掛上了他的肖像。 <text:line-break/><text:line-break/>不管遲來的正義是不是正義，歷史似乎總是演著同樣的戲碼；人們總是無心或無能理解那些和絕大多數人不一樣的「少數心靈」或「弱勢者」，更不用說去善待他們了。唯有等到人去樓空，經過一段漫長歲月後，似乎才又在歷史灰燼裏頭尋找死者生前孤獨的身影。 <text:line-break/><text:line-break/>Turing 是個自我道德感很強的人，真誠不做作，面對真實天性。即使社會道德不容，法律制裁當前，他依然不諱言自己是個同性戀者。唯一的例外是他不願對母親明講。年事已高的母親，也許終究無法明白究竟發生了什麼事。在她眼裏，Turing只不過是個「無可救藥、整天空思夢想的小孩子」（a hopelessly head-in-the-clouds child）。她一直認為，這小孩一定又是在玩什麼「危險的實驗」，因此才釀成意外。 <text:line-break/><text:line-break/>Turing 經常寫信給母親，抱怨生活或工作上的各種挫折，比如抱怨他在劍橋所開的第一堂課，名稱與維根斯坦開的課一樣，都叫做「數學的基礎」；學期一開始沒多久，學生竟然全部退選，無人感興趣。他與母親無話不談，包括談他最喜歡的玩偶泰迪熊。在一封家書中，他透露自己長期過著「孤獨隱士」般的生活。 <text:line-break/><text:line-break/>我努力想拋開所謂「天才」的「故事感」，想把它還原成每個人生命深處或多或少都會有的那一份難以言喻的美麗與哀愁。我一直相信，唯有這樣的看待方式，才是Turing 所渴望的；或許也唯有如此，才能尋回傳記作者所說的那一把能藉以通向他心靈世界的「失落的鑰匙」。 <text:line-break/><text:line-break/>羅曼羅蘭有句話這麼說：「只要有一雙真誠的眼睛陪我們哭泣，我們就沒有白白為生命受苦。」Turing 幽魂有知，我希望他不要再感孤單，因為我們彷彿已能理解他的真情，不只是他的，還有眾人的。 <text:line-break/><text:line-break/>==================== <text:line-break/>英國天才數學家、「電腦之父」圖靈登上50英鎊新鈔 <text:line-break/><text:line-break/>風傳媒 <text:line-break/><text:line-break/>廖綉玉 <text:line-break/>2019年7月16日 <text:line-break/><text:line-break/>圖片請看：https://bit.ly/2xNd8jv <text:line-break/><text:line-break/>英國央行「英格蘭銀行」總裁卡尼15日宣布，英國天才數學家、圖靈從一份近1千名科學家的清單中脫穎而出，將成為50英鎊塑膠新鈔人物，這個決定也承認了他協助英國政府破解納粹德國密碼系統的貢獻及戰後因同性戀身分遭受迫害的影響。這個版本的新鈔將於2021年流通。 <text:line-break/><text:line-break/>去年11月，英格蘭銀行（Bank of England）請民眾提名一位科學家成為50英鎊新鈔人物。英格蘭銀行收到了22萬7299份提名，其中989位被提名者符合資格，決選名單為12人，英格蘭銀行總裁卡尼（Mark Carney）做出最終決定。 <text:line-break/><text:line-break/>這個50英鎊新鈔的設計還反映了圖靈（Alan Turing）的作品。它具有二進位碼的自動收報機紙帶，說明他的生日（1912年6月23日），並描繪他用來協助破解納粹德國密碼系統「恩尼格瑪」（Enigma）的解碼機「炸彈」（Bombe）。新鈔上面還有圖靈在1949年給英國《泰晤士報》（The Times）的一段話：「這只是將來之事的預示，也只是將來之事的影子。」 <text:line-break/><text:line-break/>英格蘭銀行並讚譽圖靈帶來的科學貢獻及他對社會的影響，卡尼則表示：「圖靈是傑出的數學家，他的工作對我們現在的生活產生了巨大的影響。圖靈是電腦科學與人工智慧之父，也是戰爭英雄，他的貢獻廣泛，並開創了新局。他是巨人，許多人現在站在他的肩膀上。」 <text:line-break/><text:line-break/>圖靈是電腦科學與人工智慧之父 同性戀身分讓他飽受迫害 <text:line-break/><text:line-break/>圖靈出生於英國倫敦，從小就表現出他的天才，特別是對數字和智力遊戲著迷。1934年，圖靈從劍橋大學國王學院（King's College, Cambridge）畢業，1936年發表論文《論可計算數及其在判定問題上的應用》（On Computable Numbers, with an Application to the Entscheidungsproblem），並在文中提出被稱為「圖靈機」（Turing machine）的抽象計算模型，這個計算模型為現代電腦、電腦科學及計算理論奠下數學基礎。 <text:line-break/><text:line-break/>1939年，圖靈被英國皇家海軍招募，協助英國情報單位破解納粹德國的密碼系統「恩尼格瑪」，被認為是協助英國打贏二戰的一大功臣。 <text:line-break/><text:line-break/>戰後，圖靈在《心智》（Mind）期刊發表了〈計算機器與智能〉時，提出了「圖靈測試」（Turing test）。圖靈開宗明義提出一個問題：「機器能不能思考？」，並設計了一套被他稱之為「模仿遊戲」（Imitation Game）的測試方法，而這項理論成為人類理解「人工智慧」的基礎。 <text:line-break/><text:line-break/>16歲的圖靈。(wikipedia/public domain) <text:line-break/>檢視相片 <text:line-break/><text:line-break/>1950年代，同性戀在英國被視為罪行與疾病。1952年，圖靈因「明顯的猥褻和性顛倒行為」罪名遭到警方逮捕，他的同性戀身分被公開後，圖靈在社會上遭到歧視，不僅失去在英國政府通訊總部（GCHQ）的工作，甚至被當局禁止出國，他在二戰的貢獻也因為性傾向而不受官方承認。1954年，他因食用浸過氰化物溶液的蘋果而死 <text:line-break/><text:line-break/>2009年，時任英國首相布朗（Gordon Brown）公開表示對圖靈判決的歉意。2012年，超過3萬7千名科學家集體聯署，要求正式赦免圖靈的罪行，但是被當時的司法大臣拒絕，直到2013年12月才正式獲准，並由英國女王伊莉莎白二世（Queen Elizabeth II）給予皇家赦免。</text:p>
      <text:p text:style-name="P2">洋洋   |  2019.07.16 20:49   |   <text:a xlink:type="simple" xlink:href="http://palinfo.habago.org/Entry?Command=Information_PrintForum&amp;iPage=1#FORUM37670"><text:span text:style-name="T1">#</text:span></text:a></text:p>
      <text:p text:style-name="P4">李永樂老師：為孩子開一扇窗 <text:line-break/>https://youtu.be/GsKKb_zd7OA <text:line-break/><text:line-break/>我很喜歡看李永樂老師的科普教學短片，他用生活、時事當例子，由原理講起，將複雜的問題分解，淺顯易懂地逐個解釋推演，寫滿一黑板。 <text:line-break/>他是我遇到過最會教的老師。 <text:line-break/><text:line-break/>這次他放了一個無關教學的短片，他說，為教育公平做一點貢獻。我為這句話感動。 <text:line-break/>短片裡父親給孩子倒杯水的鏡頭很美，李老師如果拍戲當導演，應該也是很優秀。</text:p>
      <text:p text:style-name="P2">陳真   |  2019.07.16 17:37   |   <text:a xlink:type="simple" xlink:href="http://palinfo.habago.org/Entry?Command=Information_PrintForum&amp;iPage=1#FORUM37669"><text:span text:style-name="T1">#</text:span></text:a></text:p>
      <text:p text:style-name="P3">卡韓政變 (119)： 驚濤駭浪，奧步連連 <text:line-break/><text:line-break/>陳真 2019. 07. 16. <text:line-break/><text:line-break/><text:line-break/>郭台銘選輸之後，避不見面，說要伺機再起；身旁一堆狗頭軍師例如唐湘龍和沈富雄等等等，則是勸他直接翻桌不認帳，脫黨參選。 <text:line-break/><text:line-break/>講到病識感，郭就是一個例子。他不但看不見別人，甚至也看不見自己，比方他說要自我檢討，看起來卻全是檢討別人；檢討的結果竟然是自己很棒，而且是太棒了。郭是這麼寫的： <text:line-break/><text:line-break/>「就算全天下的人笑你傻，揶揄你，也不要放棄對理想的追求，一個勇者無懼的人生，不容易做，但可以努力做。我一生努力讓中華民國以我為榮，讓台灣以我為榮。」 <text:line-break/><text:line-break/>郭的參選，從頭到尾兩手策略，奧步百出；一邊喊兄弟，一邊派人下毒手，鷹犬四出，造謠抹黑，卑劣無恥，毫無底線。這不但是他敗選的原因之一，更是他令人不齒的原因。誰會以這樣一個人為榮？ <text:line-break/><text:line-break/>朱立倫也敗選，周錫瑋和張亞中也敗選，但他們在參選過程中謹守分寸，有為有守，不造謠，不抹黑。因此，儘管敗選，但他們依舊贏得尊敬。郭卻不然，畢竟在一個比賽中，誰會尊敬一個從頭到尾不斷耍賤招出奧步傷害對手的選手？ <text:line-break/><text:line-break/>但是，郭卻沒有絲毫反省；"反省" 的結果居然是自認為是一個什麼 "對理想永不放棄" 的理想家與勇者，承受 "全天下人的嘲笑與揶揄" 說他 "很傻"。一個人居然可以缺乏病識感到這種地步，真是很不可思議。 <text:line-break/><text:line-break/>這樣一種 "自我檢討" 其實也意味著：奧步還沒結束，郭台銘肯定還會繼續 "堅持" 他 "永不放棄的理想"。 <text:line-break/><text:line-break/>舊國民黨搞選舉，主要靠兩張票，一是買票，一是做票。民進黨則青出於藍，兩票之外還多了一步，那就是奧步。在台灣，選舉奧步始終相當有效，這也是為什麼奧步在這島上永難絕跡的原因，甚且不但推陳出新，越來越無恥。 <text:line-break/><text:line-break/>可以預見的是：往後這半年，肯定是驚濤駭浪，奧步連連。特別是綠營，那才是奧步天王，無所不用其極；美國也毫無疑問將會刻意挑起兩岸爭端，來幫綠營打選戰。 <text:line-break/><text:line-break/>選舉勝負是次要的，重要的是：不管是誰，韓國瑜也一樣，任何人只要使用齷齪手段，都應該被唾棄。手段的正當性遠比結果更重要。 <text:line-break/><text:line-break/>我看那些支持綠營或柯文哲、郭台銘的人，總覺得令人很難以置信，為何會有人在一場比賽中卻根本不在乎作弊與耍詐甚至栽贓抹黑下毒手？如果手段的正當性根本不重要，那何必選舉？這樣一種比賽看誰最下流最無恥的所謂民主選舉，究竟有何意義可言？</text:p>
      <text:p text:style-name="P2">陳真   |  2019.07.16 02:44   |   <text:a xlink:type="simple" xlink:href="http://palinfo.habago.org/Entry?Command=Information_PrintForum&amp;iPage=1#FORUM37668"><text:span text:style-name="T1">#</text:span></text:a></text:p>
      <text:p text:style-name="P3">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text:p text:style-name="P2">洋洋   |  2019.07.15 08:33   |   <text:a xlink:type="simple" xlink:href="http://palinfo.habago.org/Entry?Command=Information_PrintForum&amp;iPage=1#FORUM37667"><text:span text:style-name="T1">#</text:span></text:a></text:p>
      <text:p text:style-name="P3">鈞鈞～高雄夢時代街訪「反韓學生」！反韓沒關係，但是良心要有，正修優秀大學生，反韓客觀論述 <text:line-break/>https://youtu.be/3KN3oqfoQZg?t=291 <text:line-break/><text:line-break/>大學時與朋友聊天，大概是談到蒙古吧，我隨口說了兩句。他回我一句 : 你知道在老共手裡沒有丟掉一吋土地。當時我愣住了，立刻感覺不對。多年後我被CCTV洗得紅通通。說自己被洗其實是自嘲當年的無知，被國民黨洗成傻瓜還不自知。 <text:line-break/><text:line-break/>獨立思考能力的確是一種天賦，極少數的自覺自省，有些人可以喚醒，大多數的人則像影片中的年輕人一樣，盲從趕流行，渾渾噩噩過一生。</text:p>
      <text:p text:style-name="P2">鄭豐遠   |  2019.07.15 05:38   |   <text:a xlink:type="simple" xlink:href="http://palinfo.habago.org/Entry?Command=Information_PrintForum&amp;iPage=1#FORUM37666"><text:span text:style-name="T1">#</text:span></text:a></text:p>
      <text:p text:style-name="P3">這是一個月前的影片，講得比較專業 (前面講的都是表面普通常識，4:26 開始正題)。諜報、滲透、顛覆的正反雙方角力，恐怕才是這次香港事件的核心本質。對一般人來說，香港的暴亂不過另一椿熱鬧的"民主"事件，但對祖國來說，能不能割除附身於香港身上的這顆毒瘤，對國家安全乃至民族復興卻至關重要。 <text:line-break/><text:line-break/>https://youtu.be/O0fhyJxUcW0 <text:line-break/>香港暴动真凶曝光！北京下手铲除CIA窝点，川普拼死力保！习：关门打狗，清除毒瘤</text:p>
      <text:p text:style-name="P2">陳真   |  2019.07.15 03:31   |   <text:a xlink:type="simple" xlink:href="http://palinfo.habago.org/Entry?Command=Information_PrintForum&amp;iPage=1#FORUM37665"><text:span text:style-name="T1">#</text:span></text:a></text:p>
      <text:p text:style-name="P4">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text:p text:style-name="P2">鄭豐遠   |  2019.07.14 21:13   |   <text:a xlink:type="simple" xlink:href="http://palinfo.habago.org/Entry?Command=Information_PrintForum&amp;iPage=1#FORUM37664"><text:span text:style-name="T1">#</text:span></text:a></text:p>
      <text:p text:style-name="P3">https://youtu.be/TPwiFZcUb54 <text:line-break/><text:line-break/>一勺思想：美国是霸道了一百年，但中国已经王道了两千年</text:p>
      <text:p text:style-name="P2">鄭豐遠   |  2019.07.14 07:29   |   <text:a xlink:type="simple" xlink:href="http://palinfo.habago.org/Entry?Command=Information_PrintForum&amp;iPage=1#FORUM37663"><text:span text:style-name="T1">#</text:span></text:a></text:p>
      <text:p text:style-name="P4">轉載自"婷婷看世界"臉書頁面: https://tinyurl.com/y5ljaj69 <text:line-break/><text:line-break/>--------------------------- <text:line-break/>【培養“港獨”分子，操盤反華事件……扒開這些美國非政府組織的“畫皮”】 <text:line-break/><text:line-break/>前不久香港不安寧，7月1日更發生了暴力沖擊立法會的惡性事件。現在的信息表明，這是由香港反對派、“港獨”分子與西方反華勢力聯手發動的一場亂港、禍港事件。而在幕後的西方反華勢力中，美國的一些非政府組織（NGO）扮演了操盤手的角色，還為沖在臺前的“泛民”進行組織、策劃、培訓、資金和物質供應、輿論引導等一條龍服務，其中核心是美國國家民主基金會（NED）。 <text:line-break/><text:line-break/>NED是美國“第二中情局”？ <text:line-break/><text:line-break/>美國國家民主基金會（也稱“國家民主捐贈基金會”）的成立源自1982年美國總統裏根在英國議會發表的演講，提出要在全球“推廣民主”。1983年11月，美國國會通過《國務院授權法》，撥款3130萬美元正式成立美國國家民主基金會，並且依據《美國國內稅收法》第501條第3款，讓其享受免稅待遇。國家民主基金會的宗旨是以非政府組織渠道對海外“民主”運動進行支持，推行美國的價值理念，扶植親美勢力，擴大美國在這些地區的有效影響，確保美國在全球的戰略利益。基金會的活動只受國會監督，理事會成員不由總統提名。 <text:line-break/><text:line-break/>表面上看，國家民主基金會是美國200萬個非政府組織中的一個，但該基金會歷任主要負責人都有官方背景或與美國政府有著千絲萬縷的聯系。其首任代理主席為當時的國會眾議員法塞爾，首任主席為前國務院助理國務卿約翰•理查德森，現任主席卡爾•格什曼曾是美前駐聯合國高級顧問。該基金會最高決策機構董事會23名成員中，有3名參議員、2名眾議員、5名前議員，還有5名前駐外大使。 <text:line-break/><text:line-break/>國家民主基金會與美國中央情報局（CIA）的關系更是密切。據俄羅斯媒體披露，例如該基金會的創始人之一小沃爾特·雷蒙德，1970-1982年間一直在為中央情報局工作。至於該基金從事的活動，其創始人之一的艾倫·溫斯頓曾在接受《華盛頓郵報》采訪時直言不諱地說“我們今天做的許多事情，就是25年前中情局偷偷摸摸做過的”。由此可見，國家民主基金會實際上就是一個換了馬甲的中央情報局。但由於其有非政府組織的招牌，不易引起註意，所以西方的研究報告都說，“在向非政府組織提供戰略資金方面，美國外交政策精英們認為國家民主基金會比秘密支援更可靠”。 <text:line-break/><text:line-break/>國家民主基金會運營的資金主要來自美國議會審批的政府撥款。1984-1990年，國家民主基金會每年從美國新聞署那裏領1500-1800萬美元；1991-1993年，每年可領到2500-3000萬美元。但是在1993年，美國眾議院投票決定取消對國家民主基金會的撥款，使得國家民主基金會面臨斷頓。所幸國家民主基金會的成員大都是美國官方人員，人脈很廣，再加上該基金會又有眾多的支持者，因此最終得以繼續吃美國的財政飯，而且獲得的撥款還增加到了每年3500萬美元，具體負責撥款的政府部門也換成了美國國際開發署。2011年“9·11事件”發生後，美國政府進一步增加了對國家民主基金會的撥款。例如2004年為7900萬美元，2005年為1.13億美元，2006年為1.09億美元，2007年為1.06億美元，2008年為1.34億美元，2009年為1.31億美元，2010年為1.35億美元，2011年到現在基本上一直保持在這個水平上。 <text:line-break/><text:line-break/>除了美國政府撥款，國家民主基金會在上世紀90年代後期還多了兩個資金渠道，一個是美國國會對外民主項目資助，近年來每年近2000萬美元；另一個是美國國務院人權民主基金撥款。此項撥款始於1999年，當時只有165萬美元，以後逐年遞增，到現在達到1000萬美元左右。此外，該基金還接受其他機構（包括史密斯·理查德森基金會、約翰·奧林基金會、布萊德雷基金會等）的捐款，只是份額很少。 <text:line-break/><text:line-break/>國家民主基金會拿到資金之後，再轉撥給旗下的4家非政府組織，即負責多元化與“自由公正”選舉的國際共和學會（IRI）與全國國際事務民主學會（NDI），負責自由市場經濟改革的國際私有企業中心（CIPE），以及負責建立獨立工會組織的美國國際勞工團結中心（ACILS）。此外，國家民主基金會每年還將多項經費提供給亞洲、中東歐、拉美、中東、非洲以及前蘇聯地區的非政府組織，對這些地區美國看不順眼的國家進行顛覆活動或推動“顏色革命”。 <text:line-break/><text:line-break/>向中國滲透 <text:line-break/><text:line-break/>中國是美國國家民主基金會的重要目標。近年來，民主基金會每年用於中國活動項目的預算都在600萬美元以上，其中針對中國內地的預算就接近500萬美元，用於支持中國企業、學術機構、媒體以及其他非政府組織的活動，並頻頻資助境內外的“民運”、“藏獨”、“疆獨”等勢力，直接幹涉中國內政。 <text:line-break/><text:line-break/>美國國家民主基金會針對中國內地的項目，主要采取由基金會資助課題合作、項目研發、人才交流、專題報告等方式，重點是中國內地學界。從該基金會網站發布的預算情況看，資金往往經由美國商會、勞聯-產聯等機構，流向中國內地。它通過委托這些機構舉辦研討會、邀請中國內地學者訪問、派遣美國學者訪華以及通過雜誌發表中國內地學者論文等方式，實施滲透計劃。如曾撥款3.65萬美元資助北京某文化傳播公司，用於“資助中國少數民族文化研究與保護”；在2009年之前曾多年向北京愛知行健康教育研究所（成立於1994年，2005年初更名為北京知愛行信息咨詢中心，2007年中更名為北京知愛行信息咨詢有限責任公司）提供資助達25萬美元以上。由於該基金會針對中國內地開展的所有活動都是通過民間渠道進行，以市場化手段操作，因而帶有很強的隱蔽性。 <text:line-break/><text:line-break/>值得一提的是，美國國家民主基金會對中國內地學界的資金投入，並不期望獲取多少有價值的情報，而是想把握中國內地學界關註的是什麽，努力尋求中國內地學界按照美國劃定的路線圖思維，增加美國對中國未來走向的確定性。也就是說，該基金會致力於長期改造中國內地學界思想和意識形態的系統工程。 <text:line-break/><text:line-break/>該基金會對“民運”、“藏獨”、“疆獨”等勢力的資金投入每年在100萬美元以上，進行赤裸裸的顛覆活動。在2008年的拉薩“3•14”事件和2009年的烏魯木齊“7•5”事件背後，都有該基金會的影子。 <text:line-break/><text:line-break/>美國國家民主基金會針對香港的活動項目主要是由其下屬的全國國際事務民主學會和美國國際勞工團結中心負責，長期資助香港“民主黨”、“思想政策研究所”、“新力量網絡”、“香港職工聯盟”、“香港人權監察”等非政府組織，專門培訓“港獨”分子如何上街鬧事，事後如何逃避追責，如何嫁禍他人，如何惡人先告狀。從2003年至今，香港每次大型街頭運動都少不了美國國家民主基金會在幕後的組織、策劃、指揮、資金和物質提供。 <text:line-break/><text:line-break/>培養“港獨”骨幹是美國國家民主基金會的重要工作。除了像李柱銘、陳方安生這類“港獨”大佬得到美國國家民主基金會的資助之外，一些草根“港獨”分子也是美國國家民主基金會扶持起來的。 <text:line-break/><text:line-break/>據香港《文匯報》報道，在2012年反“國民教育”事件中“一戰成名”的香港前“學生運動領袖”黃之鋒就是美國國家民主基金會精心培植的“港獨”骨幹。2012年11月，美國國家民主基金會臨時撥款10萬美元，通過“天主教正義和平委員會”幹事葉寶琳交給黃之鋒，作為活動經費。2014年3月，美國勢力又通過“陳某某”交給黃之鋒160萬港元。不僅如此，美國國家民主基金會還向黃之鋒承諾，如被警方檢控，將獲安排全額資助赴美英留學等等，為其安排好了“後路”。有了美國國家民主基金會的大力撐腰，黃之鋒的“港獨”活動愈加活躍，不僅在政治上指向性更明確，而且與其他“港獨”組織相勾連。 <text:line-break/><text:line-break/>有著“播獨”溫床之稱的香港大學是美國國家民主基金會滲透的重點。多年來，美國國家民主基金會一直通過全國國際事務民主學會資助香港大學比較法及公法研究中心（CCPL），而非法“占中”發起人之一戴耀廷曾擔任該中心管理層成員。 <text:line-break/><text:line-break/>值得註意的是，美國國家民主基金會有著多年在全球範圍內進行顛覆和“顏色革命”的豐富經驗，對街頭政治這一套做法玩得很嫻熟。2003年阻撓香港基本法23條立法的50萬人街頭運動，就是美國國家民主基金會在幕後組織、策劃和指揮的。由此可見，美國國家民主基金會已經成為影響香港穩定的最大黑手，其危害性遠超那些臺前的“港獨”分子。 <text:line-break/><text:line-break/>不安分的索羅斯基金會 <text:line-break/><text:line-break/>被稱為“金融大鱷”的美籍匈牙利猶太人喬治·索羅斯一直有著雙重身份，一方面是國際金融家，另一方面是慈善家和社會活動家，其掌控的開放社會基金會（OSF）目前有37個地區辦公室，在100多個國家和地區設有項目。開放社會基金會稱，他們致力於建立“有活力、有包容的民主體制，政府值得信任，並且開放全民參與”。 <text:line-break/><text:line-break/>但實際上，索羅斯的開放社會基金會所進行的活動大都有濃厚的政治色彩，通過在其他國家教育、媒體、醫療衛生、法制、藝術、交通、經濟和人權等領域進行的援助和扶貧等活動，大肆輸出西方的意識形態和價值觀，尤其是在所在國的“街頭政治”中發揮著重要作用。之前東歐國家頻繁發生的“顏色革命”，就與索羅斯基金會有著很大關系。正因如此，近年來索羅斯基金會在很多國家的活動受挫，例如白俄羅斯、烏茲別克斯坦、哈薩克斯坦等國都取消了該基金會的註冊資格。2015年，索羅斯基金會在俄羅斯被禁。俄方稱其為“不良分子”，對俄羅斯的安全和憲法秩序構成威脅。2017年11月，土耳其總統埃爾多安指責索羅斯試圖分裂土耳其，隨後索羅斯基金會決定停止在土耳其的運營。 <text:line-break/><text:line-break/>匈牙利總理歐爾班·維克托一直指責索羅斯基金會及其資助的非政府組織操控移民和陰謀破壞歐洲的文化結構。2018年初，匈牙利政府以國家安全為由，宣布了“阻止索羅斯”的一攬子法案。在此情況下，索羅斯基金會在同年5月15日發表聲明撤出匈牙利。 <text:line-break/><text:line-break/>對於中國，索羅斯基金會很早就將鱷魚爪伸進了非政府領域。1986年初，索羅斯基金會曾向當時的中國經濟體制改革研究所表示，他願意仿照在匈牙利搞基金會的模式，每年出資不少於100萬美元，資助中國改革和開放的研究活動。此後，他將這種想法付諸實施，計劃在中國籌建索羅斯基金會中國分部。截至1989年，索羅斯已向中國相關機構提供了250萬美元捐款。1989年，索羅斯基金會撤離中國。 <text:line-break/><text:line-break/>2004年之後，索羅斯基金會又開始悄然進入中國，行為模式與美國國家民主基金會相似，也是通過民間渠道進行，以市場化手段操作，向中國的非政府組織及相關機構捐贈款項，主要集中於法律援助、公共利益訴訟、環境保護以及艾滋病防治等領域。據報道，索羅斯基金會僅在2005年就向中國非政府組織及相關機構捐贈了近200萬美元，前面提到的“知愛行”也是其中之一，在2005年共得到了索羅斯基金會23.5952萬美元的資助。除了直接資助中國的非政府組織，索羅斯還通過其他境外組織對中國的非政府組織進行資助。此外，索羅斯基金會還在公共健康、信息與課題組與中國的一些大學進行合作，開展學術討論和課題項目研究。 <text:line-break/><text:line-break/>索羅斯基金會在香港特別行政區的活動近年來很是活躍，而且像美國國家民主基金會一樣重點滲透香港大學。2017年3月香港《大公報》翻查DC Leaks網上公開索羅斯的“開放社會基金會”內部機密文件，獨家披露了索羅斯基金會從2015年起活躍於戴耀廷現職的港大法律學院、比較法與公法研究中心以及新聞與傳媒研究中心，合辦多個工作室、“公民領袖計劃”、“人權獎學金”及環球學術研討會等，並且還出資給戴耀廷出版書刊。在香港“街頭政治”的背後，索羅斯基金會顯然脫不了幹系。 <text:line-break/><text:line-break/>全美國際事務民主研究協會對於香港大學的滲透力度不亞於美國國家民主基金會和索羅斯基金會，例如港大的“民意研究所”就是由全美國際事務民主研究協會出錢資助，並提供技術支持。而這個“民意研究所”，完全是奔著政黨發展和城市政治而去。全美國際事務民主研究協會與美國政界的關系很密切，例如美國前國務卿奧爾布賴特就曾擔任過美國國家民主基金會的主席。 <text:line-break/><text:line-break/>小心才不會出大錯 <text:line-break/><text:line-break/>美國非政府組織在中國到底有多少呢？我國民政部主管的中民慈善捐助信息中心曾在2012年3月30日發布了一份長達110頁的《美國NGO（非政府組織）在華慈善活動分析報告》，首次通過大量文獻信息和數據調查，描述並分析了改革開放以來美國非政府組織在華活動的基本情況。根據這份報告，自改革開放以來，美國在華活動的非政府組織總數達1000家之多。 <text:line-break/><text:line-break/>比較知名的除了上述幾家之外，還有亞洲基金會、美國民主基金會、福特基金會、卡耐基基金會、美國發展基金會、團結中心、國際關懷、美國家庭健康國際、美國特靈格研究中心、默沙東艾滋病基金會、孟山都基金會、可口可樂基金會、花旗集團基金會、陶氏化學公司基金會、柯達慈善信托基金、摩根大通基金會、摩托羅拉基金會、加州聯合石油公司基金會、德意誌銀行美國基金會、世界宣明會（美國）、德國米索爾基金會、德國基督教發展服務社等。 <text:line-break/><text:line-break/>雖然美國非政府組織名義上都不是官方機構，但它們實際上都無法割斷與美國政府、企業或宗教界的聯系。例如亞洲基金會是美國國會在1954撥款成立的，美國眾議院曾在1983年關於《公法》的決議中專門列有關於亞洲基金會的條款，對亞洲基金會的工作予以肯定和表揚，從中可以看出亞洲基金會復雜的政治背景。 <text:line-break/><text:line-break/>據《美國NGO（非政府組織）在華慈善活動分析報告》顯示，美國非政府組織在華活動主要是通過捐贈進行。在30年時間裏，美國非政府組織通過捐贈輸入中國的資金約為200億元人民幣，其中82%流入高等教育機構、科研機構及政府機構。也就是說，美國非政府組織的主要資助對象並非中國的民間組織，而是體制內機構，這不禁讓人浮想聯翩。對此，《美國NGO（非政府組織）在華慈善活動分析報告》主編劉佑平表示，“這200億元對中國的影響，可能比美國企業2萬個億的影響還要大。” <text:line-break/><text:line-break/>對於美國的非政府組織，既不能視之為洪水猛獸，也不可能掉以輕心。要想讓在華的美國非政府組織真正將心思放在幫助中國上，而不是搗亂上，最關鍵的還是要實行依法監管。2016年4月28日，中國第十二屆全國人大常委會第二十次會議上表決通過了《中華人民共和國境外非政府組織境內活動管理法》，2017年1月1日開始正式生效。這項法律規定，境外非政府組織，包括慈善及環保團體，在中國要向警方登記才可工作，警方有權調查這些機構，也可將顛覆國家政權、分裂國家等的非政府組織列入不受歡迎的名單，不得在中國境內再設立代表機構。而由於美國的非政府組織主要是通過捐贈在華開展活動，因此有必要對資金來源和去向進行有效監管。</text:p>
      <text:p text:style-name="P2">陳真   |  2019.07.14 02:33   |   <text:a xlink:type="simple" xlink:href="http://palinfo.habago.org/Entry?Command=Information_PrintForum&amp;iPage=1#FORUM37662"><text:span text:style-name="T1">#</text:span></text:a></text:p>
      <text:p text:style-name="P3">卡韓政變 (116)：直接告訴他答案比較快 <text:line-break/><text:line-break/>陳真 2019. 07. 14. <text:line-break/><text:line-break/><text:line-break/>郭台銘的前特助和基金會發言人蕭裔芬最近說："郭台銘是不是瘋了？" "完全情緒化"， "不尊重人，更不尊重民主"，"為什麼砸了這麼多錢卻沒有用，自己應該好好想想。選舉何必如此窮凶惡極，難道你這一生都輸不起嗎？" <text:line-break/><text:line-break/>郭台銘當然沒有瘋，不但沒瘋，他的問題恐怕是 "太" 正常，而不是不正常；他太相信金錢的力量了。 <text:line-break/><text:line-break/>我不知道初選最後誰會勝出，但是像郭這樣的候選人，就如前一篇(115)所說，其實在基層鄉鎮長或縣市議員選舉中十分常見。 <text:line-break/><text:line-break/>一個人水平如何，氣質如何，其實是掩藏不住的。因此，我比較納悶的是那些支持他的一部份人，究竟是眼睛瞎了還是故意昧著良心說話？硬是要把郭台銘說得如何超凡脫俗、眼界高遠，一般凡夫俗子無法企及。 <text:line-break/><text:line-break/>我看過唐湘龍的視頻，幾乎把郭台銘當成千年罕見的政治奇才兼經濟哲學思想家那樣推崇；甚至連郭和綠營合作反中，唐湘龍都能跪著說話，把郭說成一般人無法仰望的偉大政治思想家，思想如何深刻云云。諸如這類純粹胡扯瞎掰打廣告的吹捧就姑且不談了，我想說的是那些 "真心" 相挺的人，為何至今還看不出這是一個什麼樣的候選人？ <text:line-break/><text:line-break/>市面上一直炒作這樣一種氛圍，腦殘學生或年輕人特別相信這一套，亦即：支持韓國瑜是很丟臉的、素質低的、沒水準的，而支持郭台銘或柯文哲則是光榮的、進步的、有水準的、有理念的。這樣一種與事實完全相反的認知，才是我一直想要講的。 <text:line-break/><text:line-break/>黨外時代也是這樣。國民黨往往找一大堆金牛、黑道參選，人們卻給予高度支持與推崇；而黨外人士及黨外候選人在一般年輕人與學生心目中卻臭不可聞，往往爭相表示唾棄與不屑，對於黨外人士的認知就是很髒很低級很沒水準，甚至是有病的，貪婪的，惡毒的。時下一堆腦殘學生或年輕人，爭相表示對於韓國瑜的不屑，那樣一種不屑的表情與態度，完全就是當年黨外形象的翻版。 <text:line-break/><text:line-break/>當然，郭台銘不是一個好例子，因為若要比卑劣比無恥比下流比齷齪，他跟綠營人士要怎麼比？連比都沒法比。跟綠營人渣相比，郭董簡直可以稱做聖人了，至少有一點是可以肯定的：他並不貪婪，因為他錢多得是。 <text:line-break/><text:line-break/>我相信，很多人一開始支持郭董是基於一種假設，相信他既然可以成為首富，拼經濟自然有一套。但是，經過這幾個月的驗證，這個假設理當破滅才對，因為事實證明：一個人不會因為很有錢就有了見識與能力，更不用說人品了；兩者之間沒有必然關係，甚至可以說沒有任何關係。 <text:line-break/><text:line-break/>我想說的是："假設" 或 "理論" 可以透過驗證，從而有所取捨；相信很多原本支持郭的人已不再支持。這還算是很合理的作法。不可思議的是那些把善惡良莠完全認知顛倒的人及普遍現象。 <text:line-break/><text:line-break/>我常舉個例：1989年，我在彰化基督教醫院實習。許多護士對我印象很好，但她們常納悶，為何一個好人竟然會是民進黨員？(還好她們都不知道我當時是面臨拘提的叛亂犯) <text:line-break/><text:line-break/>記得有一天值班的夜晚，一些護士在護理站吃宵夜聊天，其中有一位，突然不知道想到什麼，跟其他護士說：每當她想到我是民進黨人，她就覺得我一定是在開玩笑，因為那是不可能的事。她說："民進黨那麼壞，那麼恐怖，每天吵吵鬧鬧，動不動就要打人"。意思是說，我沒那麼壞，也沒那麼恐怖，而且每天工作安安靜靜斯斯文文很少講話，怎麼可能會是民進黨員？我為了避免無謂的議論，於是就趕緊岔開話題。 <text:line-break/><text:line-break/>同樣是1989年，有一段時間我派去精神科病房實習，經常會有個 (後來變得綠油油的)院外的精神科大老來病房教學、帶討論。有一天，有個民進黨員因為癲癇合併情緒問題被送來住院。討論病情時，那位精神科大老聽完基本病史報告後，做出沉思狀，很認真地問大家說："你們有沒有注意到這個病人有什麼特別的地方？" 沒有人回答。 <text:line-break/><text:line-break/>大老於是要大家再仔細看看手上的病史簡報，再用心思考一下，並且教訓大家說 "看病要用大腦，思考要仔細"，"這麼大的問題你們都沒注意到嗎？" 原來，病史上寫著病人是民進黨籍。大老說，"有沒有看到？這個人是民進黨！大家應該想到什麼？" "沒有錯！要懷疑他是不是有被迫害妄想，還有是不是有反社會人格"。 <text:line-break/><text:line-break/>我一聽，抬起頭來看看四周，想看大家有什麼反應。我看到一些同事用力點頭，表示認同，表示佩服這位大老看病之仔細與思考之用心。 <text:line-break/><text:line-break/>大家聽懂我的意思吧？你也許可以洗某些人的腦，把他的腦殘再洗回正常，但你很難洗一整個世代的腦，除非你掌握媒體與教育。 <text:line-break/><text:line-break/>我以前曾經以為，只要培養大家獨立思考的能力，洗腦就無法起作用了，是非善惡將回到它們應有的位置上。但我這些年發現我錯了。思考能力僅僅屬於極少數聰慧者；至於一般人，我看還是透過掌握媒體與教育，直接告訴他 "答案" 比較快。有了 "基本的正確答案" (或說基本概念架構) 之後，再來教他如何演算與思考也不遲。 <text:line-break/><text:line-break/>從小到大，數學常考滿分，但我幾乎不做練習題，也不記公式。除了兩點距離的公式和畢氏定理之外，幾乎不記任何公式。把數學學好的方法很簡單，就是思考它的各種原理；原理一旦弄懂了，所有問題也將迎刃而解。數學如此，哲學亦然，其實活生生的政治與現實也一樣，基本是非架構弄懂了，一切問題也將融會貫通，一目了然，很難再被欺瞞。</text:p>
      <text:p text:style-name="P2">王修亮   |  2019.07.12 22:28   |   <text:a xlink:type="simple" xlink:href="http://palinfo.habago.org/Entry?Command=Information_PrintForum&amp;iPage=1#FORUM37661"><text:span text:style-name="T1">#</text:span></text:a></text:p>
      <text:p text:style-name="P4">這是今年九月即將開班的小班課程與家長的初次對話，在此分享給大家。 <text:line-break/><text:line-break/>我一向認為教師是與學生、家長、同儕、社會共學而成的，沒有一位教師的優秀可以只憑藉自我而完成，即使教師本身認真而負責，沒有整體的合作，教師不可能進步。 <text:line-break/><text:line-break/>這是我認為自己應該分享教學的原因。 <text:line-break/><text:line-break/>當然國民教育的目標在建構孩子的人格價值核心，過程中與家長緊密合作，必然涉及許多彼此的隱私，這需要絕大的信任，也都負擔著沉重的責任。 <text:line-break/>因此，只要略為涉及到學生家庭隱私的部分，我一概不分享，這是責任。 <text:line-break/><text:line-break/>最後一個自學班了，我會努力以赴。 <text:line-break/><text:line-break/>之後，我很想回到童年的環境，在簡陋的鄉下陪一些孩子們，不是一星期兩小時而已，我想與他們的生命一起成長，如同我當年那樣，瑣瑣碎碎的國語數學自然社會，在身教中兼有技術操作，自然而然的生活與教育，補救他們缺乏的科目。 <text:line-break/><text:line-break/>不論是此岸或彼岸，期望我能找到這種機會。 <text:line-break/>(在中共代言人法案推動的今天，我似乎非常政治不正確，教育需要理會政治嗎?我不需要，讓學生學習去選擇吧!我只是教師，不論在此岸或彼岸，我都是教師。) <text:line-break/>..................................................... <text:line-break/><text:line-break/>各位家長好 <text:line-break/>(一) <text:line-break/>這個班以國小二年級孩子為主體，間有幾位一年級與三年級的孩子。 <text:line-break/>本班課程目的是人格建構，人格的核心是價值取向，所以也可以說是基礎價值觀建構。 <text:line-break/>價值觀建構並非將教師(我)或是父母(你)甚或是國家、社會流行的價值觀直接灌輸給孩子，這並非「誰有權力」的選擇，而是「孩子不會讓你灌輸」。 <text:line-break/>如果我們刻意實施灌輸教育，那麼你的孩子將失去思辨能力，最高的能力僅只是複製，你在的時候，他還有對象可以複製，你不在了以後，他失去複製的對象，可能會自行尋找一個「貌似」「神似」你的對象繼續複製，可能找不到，只能依循有限的複製經驗來面對多變的社會，成為固執而狹隘的老人，又或者，他只能跟隨社會的流行，卻又缺乏精準選擇的能力，最後窩在一個小小的同溫層裡躲藏。 <text:line-break/>他在失去你之後，會活得極為茫然而辛苦。 <text:line-break/>當然更有可能的是：思考是人的本質，孩子越是聰敏，越是有能力進行自我的觀察與領悟，刻意不教他，他自然而然會衝撞著尋找出路，成為所謂的「叛逆青少年」，但是他因為缺乏自我思考與建構的能力，沒有真實的自我價值，因此這種叛逆只會往反向發展，忤逆父母、抗爭社會、否定自己與一切，無法建構一個價值核心，生命找不到根源，他的一生，就起於和你相抗。 <text:line-break/>那樣，他和你都活得很辛苦。 <text:line-break/>(二) <text:line-break/>家庭無條件的溫暖與安全，給予孩子充沛的自信，自信是面對社會最強悍的生命力，是個性的起點。在未來成人與面對社會的過程中，學校(包括自學)是介於家庭到社會的中介，是個有著無形圍牆、有保護的、虛擬的類家庭、類社會，孩子在此以自信展開個性的自知與群性的學習。 <text:line-break/>家庭教育是很難自知自覺的，因為瑣碎而生活化，難以系統呈現，即使個性在其中逐漸成形，仍然難以清晰的條理出來。 <text:line-break/>學校教育的起始，就在於引導孩子自知個性，察覺群性。個性與群性是絕對衝突的，畢竟不論是時間的運用與利益的分配，人天性是會把自己與家庭放在首位，除了極為特殊的案例，人不會也不應該為了群體而犧牲家庭與自我。 <text:line-break/>學校在群體教育上，絕對不是要求孩子「為了群體犧牲自我與家庭」，而是引導孩子在情感與理思上進行解析與選擇：我如何調配？如何均衡？ <text:line-break/>這就是價值核心所在。 <text:line-break/>這當然需要家長與孩子一同知覺；一同成長，否則孩子在教室裡的學習就只剩下知識與概念，回到真實的生活裡，他難以改變與實踐。 <text:line-break/>我會在每一次課程之後，簡明扼要的寫出課程要點與心得，給家長參考，也請家長了解他學習了甚麼，如何在生活上陪伴他實踐。 <text:line-break/>(三) <text:line-break/>所謂的「虎父無犬子」或是「龍生龍、鳳生鳳，老鼠生兒會打洞」，家庭環境確實是孩童教育啟蒙的最大因素，除非家長完全處於放棄與疏離狀態，家教對孩童的影響幾乎是七成以上，相對的，學校(不論是制式學校或是自學)對孩童的影響，能夠達到四成，即是極限。 <text:line-break/>如同一個人，一個正常的人，對自我與家庭利益的意識，比例上是六、七成以上的，對群體利益的追求，很難超越對家庭的比例。 <text:line-break/>所以教師的努力，遠不如家庭的影響，這一點請您務必了解。 <text:line-break/>因此，如果您詢問我：「老師，他怎麼都這樣那樣？」 <text:line-break/>我必然會詢問你，他在家中詳細的生活狀況，這不是為了探聽你家庭的隱私，我想請你明白，今天你請我來教導孩子的「人格」！人格！這影響孩子一生的價值觀建構！這是多麼重大的託付與信任！我深知責任沉重，也必當全力以赴！因此所謂的雙方隱私，我兩之間必然都限縮到極為微小的程度，我們是一起為孩子的未來負責的，這是何等深沉的合作。 <text:line-break/>所以，寧願你直接告訴我：「老師，這部分我不方便說。」也請你不要故意說謊言，因為我會無法判斷問題的起因或根源，也因此會做出對孩子錯誤的引導。 <text:line-break/>請你仔細觀察我的言行品德，判斷我是否值得信任，如果是正面的，請信任我。 <text:line-break/>(四) <text:line-break/>本班是我最後一個自學班了，所以對我來說，這次我也將竭盡其力的實踐一次最佳教學。我需要整理與紀錄，因此我會每節課都錄影。 <text:line-break/>我知道因為安全，家長們不喜歡讓孩子露臉，在錄影的部分，我會處理錄影的角度與模糊化的技術，家長都可以每節課來觀課與錄音，但都不能錄影。 <text:line-break/>(五) <text:line-break/>本學期是十六堂課，我分成十四個章節，預留兩節課的總結與評量，以下是十四章捷的教學主旨，細節部分我不先公告，每次在教學報告中會和心得一起分享。 <text:line-break/>我若有疏漏，您有任何疑惑與想法，請在此提出，謝謝！ <text:line-break/><text:line-break/>目錄 <text:line-break/>第一章 有巢氏 <text:line-break/>天命之性與格物致知定義 <text:line-break/><text:line-break/>第二章 燧人氏 <text:line-break/>身心體用、誠意正心的對照與比較 <text:line-break/><text:line-break/>第三章 庖犧氏 <text:line-break/>思考與創造的發展，力量與智慧的優勢轉換 <text:line-break/><text:line-break/>第四章 神農氏 <text:line-break/>從天然生存到農業種植與畜牧，探查天性與物性的衝突與調適 <text:line-break/><text:line-break/>第五章 精衛 <text:line-break/>困於安全的無知躁進與謹慎反省的冒險 <text:line-break/><text:line-break/>第六章 黃帝 <text:line-break/>各有主觀的對照與辯論，從個體到群體的不同主觀表達 <text:line-break/><text:line-break/>第七章 涿鹿之戰 <text:line-break/>從家族擴張到組織共主，如何面對自我與群體關係的變化 <text:line-break/><text:line-break/>第八章 中冀之野 <text:line-break/>主動與被動、和平與戰鬥的價值選擇 <text:line-break/><text:line-break/>第九章 符號與文字 <text:line-break/>無知無覺的自然生命與有知有覺的人工學習 <text:line-break/><text:line-break/>第十章 文明與文化 <text:line-break/>身心的均衡，天然與人工的均衡，價值的選擇與衝突 <text:line-break/><text:line-break/>第十一章 堯舜的美與善 <text:line-break/>群居的主觀共存與矛盾，從自我、家庭、鄰里到國域的擴展 <text:line-break/><text:line-break/>第十二章 女媧補天 <text:line-break/>天災與人禍的關聯，群策群力與英雄聖賢的存在意義 <text:line-break/><text:line-break/>第十三章 鯀禹治水 <text:line-break/>人口擴增與自然均衡的衝突，空間中從遠古到未來的歷史時間反思 <text:line-break/><text:line-break/>第十四章 制度與共識 <text:line-break/>國家概念與法治概念因何形成，群居共識的需求與矛盾，情與理的衝突與妥協，止於至善的無窮意義。</text:p>
      <text:p text:style-name="P2">陳真   |  2019.07.12 02:16   |   <text:a xlink:type="simple" xlink:href="http://palinfo.habago.org/Entry?Command=Information_PrintForum&amp;iPage=1#FORUM37660"><text:span text:style-name="T1">#</text:span></text:a></text:p>
      <text:p text:style-name="P3">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2 01:52   |   <text:a xlink:type="simple" xlink:href="http://palinfo.habago.org/Entry?Command=Information_PrintForum&amp;iPage=1#FORUM37659"><text:span text:style-name="T1">#</text:span></text:a></text:p>
      <text:p text:style-name="P4">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1 00:51   |   <text:a xlink:type="simple" xlink:href="http://palinfo.habago.org/Entry?Command=Information_PrintForum&amp;iPage=1#FORUM37658"><text:span text:style-name="T1">#</text:span></text:a></text:p>
      <text:p text:style-name="P3">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2">陳真   |  2019.07.10 18:44   |   <text:a xlink:type="simple" xlink:href="http://palinfo.habago.org/Entry?Command=Information_PrintForum&amp;iPage=1#FORUM37657"><text:span text:style-name="T1">#</text:span></text:a></text:p>
      <text:p text:style-name="P4">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2">陳真   |  2019.07.10 17:32   |   <text:a xlink:type="simple" xlink:href="http://palinfo.habago.org/Entry?Command=Information_PrintForum&amp;iPage=1#FORUM37656"><text:span text:style-name="T1">#</text:span></text:a></text:p>
      <text:p text:style-name="P3">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2">李念淨   |  2019.07.10 15:15   |   <text:a xlink:type="simple" xlink:href="http://palinfo.habago.org/Entry?Command=Information_PrintForum&amp;iPage=1#FORUM37655"><text:span text:style-name="T1">#</text:span></text:a></text:p>
      <text:p text:style-name="P4">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2">欧阳阳   |  2019.07.10 12:07   |   <text:a xlink:type="simple" xlink:href="http://palinfo.habago.org/Entry?Command=Information_PrintForum&amp;iPage=1#FORUM37654"><text:span text:style-name="T1">#</text:span></text:a></text:p>
      <text:p text:style-name="P3">1000塊香蕉煎餅事件中被設計陷害的韓粉大媽 <text:line-break/>https://youtu.be/9d1OcxDUDII</text:p>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5"/>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5"/>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5"/>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5"/>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5"/>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5"/>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5"/>
      <text:p text:style-name="P6"><text:span text:style-name="T4">陳真</text:span><text:s/>  |  2019.07.02 02:57   |   <text:a xlink:type="simple" xlink:href="http://palinfo.habago.org/Entry?Command=Information_PrintForum&amp;iPage=1#FORUM37621"><text:span text:style-name="T1">#</text:span></text:a></text:p>
      <text:p text:style-name="P7">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6"><text:span text:style-name="T4">王立雯</text:span><text:s/>  |  2019.07.02 00:26   |   <text:a xlink:type="simple" xlink:href="http://palinfo.habago.org/Entry?Command=Information_PrintForum&amp;iPage=1#FORUM37620"><text:span text:style-name="T1">#</text:span></text:a></text:p>
      <text:p text:style-name="P8"><text:span text:style-name="T4">不好意思，第二則新聞出處的網址為</text:span><text:s/><text:line-break/>https://udn.com/news/story/120536/3892120 <text:line-break/><text:line-break/><text:span text:style-name="T4">忘了貼上來源，在此補上。</text:span><text:s/></text:p>
      <text:p text:style-name="P6"><text:span text:style-name="T4">王立雯</text:span><text:s/>  |  2019.07.02 00:18   |   <text:a xlink:type="simple" xlink:href="http://palinfo.habago.org/Entry?Command=Information_PrintForum&amp;iPage=1#FORUM37619"><text:span text:style-name="T1">#</text:span></text:a></text:p>
      <text:p text:style-name="P7"><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6"><text:span text:style-name="T4">王修亮</text:span><text:s/>  |  2019.07.01 18:37   |   <text:a xlink:type="simple" xlink:href="http://palinfo.habago.org/Entry?Command=Information_PrintForum&amp;iPage=1#FORUM37618"><text:span text:style-name="T1">#</text:span></text:a></text:p>
      <text:p text:style-name="P9">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6"><text:span text:style-name="T4">陳真</text:span><text:s/>  |  2019.07.01 03:24   |   <text:a xlink:type="simple" xlink:href="http://palinfo.habago.org/Entry?Command=Information_PrintForum&amp;iPage=1#FORUM37617"><text:span text:style-name="T1">#</text:span></text:a></text:p>
      <text:p text:style-name="P7">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